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6.244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raw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nwUsage">
      <style:table-properties table:display="true" style:writing-mode="lr-tb"/>
    </style:style>
    <style:style style:name="ta4" style:family="table" style:master-page-name="PageStyle_5f_delay">
      <style:table-properties table:display="true" style:writing-mode="lr-tb"/>
    </style:style>
    <style:style style:name="ta5" style:family="table" style:master-page-name="PageStyle_5f_energy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60">
      <style:table-cell-properties style:rotation-align="non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aw_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1_4_10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2_4_10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4_4_10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8_4_10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16_4_10</text:p>
          </table:table-cell>
          <table:covered-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2" office:value-type="float" office:value="24.2268464961069" calcext:value-type="float">
            <text:p>24.2268464961</text:p>
          </table:table-cell>
          <table:table-cell table:style-name="ce2" office:value-type="float" office:value="230.894682656686" calcext:value-type="float">
            <text:p>230.8946826567</text:p>
          </table:table-cell>
          <table:table-cell table:style-name="ce2" office:value-type="float" office:value="24.3720530503984" calcext:value-type="float">
            <text:p>24.3720530504</text:p>
          </table:table-cell>
          <table:table-cell table:style-name="ce2" office:value-type="float" office:value="230.547148213792" calcext:value-type="float">
            <text:p>230.5471482138</text:p>
          </table:table-cell>
          <table:table-cell table:style-name="ce2" office:value-type="float" office:value="24.1994448547382" calcext:value-type="float">
            <text:p>24.1994448547</text:p>
          </table:table-cell>
          <table:table-cell table:style-name="ce2" office:value-type="float" office:value="230.599631847753" calcext:value-type="float">
            <text:p>230.5996318478</text:p>
          </table:table-cell>
          <table:table-cell table:style-name="ce2" office:value-type="float" office:value="23.668924516495" calcext:value-type="float">
            <text:p>23.6689245165</text:p>
          </table:table-cell>
          <table:table-cell table:style-name="ce2" office:value-type="float" office:value="905.613373775554" calcext:value-type="float">
            <text:p>905.6133737756</text:p>
          </table:table-cell>
          <table:table-cell table:style-name="ce2" office:value-type="float" office:value="21.9793126327174" calcext:value-type="float">
            <text:p>21.9793126327</text:p>
          </table:table-cell>
          <table:table-cell table:style-name="ce2" office:value-type="float" office:value="4054.86828799421" calcext:value-type="float">
            <text:p>4054.86828799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C Energy</text:p>
          </table:table-cell>
          <table:table-cell table:style-name="ce5" office:value-type="float" office:value="13332419.9285715" calcext:value-type="float">
            <text:p>1.33E+007</text:p>
          </table:table-cell>
          <table:table-cell table:style-name="ce5" office:value-type="float" office:value="14092830.0948574" calcext:value-type="float">
            <text:p>1.41E+007</text:p>
          </table:table-cell>
          <table:table-cell table:style-name="ce5" office:value-type="float" office:value="13339996.0285714" calcext:value-type="float">
            <text:p>1.33E+007</text:p>
          </table:table-cell>
          <table:table-cell table:style-name="ce5" office:value-type="float" office:value="14245455.634572" calcext:value-type="float">
            <text:p>1.42E+007</text:p>
          </table:table-cell>
          <table:table-cell table:style-name="ce5" office:value-type="float" office:value="13355148.2285714" calcext:value-type="float">
            <text:p>1.34E+007</text:p>
          </table:table-cell>
          <table:table-cell table:style-name="ce5" office:value-type="float" office:value="14688111.9782867" calcext:value-type="float">
            <text:p>1.47E+007</text:p>
          </table:table-cell>
          <table:table-cell table:style-name="ce5" office:value-type="float" office:value="13385452.6285714" calcext:value-type="float">
            <text:p>1.34E+007</text:p>
          </table:table-cell>
          <table:table-cell table:style-name="ce5" office:value-type="float" office:value="14991120.8903337" calcext:value-type="float">
            <text:p>1.50E+007</text:p>
          </table:table-cell>
          <table:table-cell table:style-name="ce5" office:value-type="float" office:value="13446061.4285714" calcext:value-type="float">
            <text:p>1.34E+007</text:p>
          </table:table-cell>
          <table:table-cell table:style-name="ce5" office:value-type="float" office:value="15356075.1839347" calcext:value-type="float">
            <text:p>1.54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bile Energy</text:p>
          </table:table-cell>
          <table:table-cell table:style-name="ce2" office:value-type="float" office:value="3492189.49875998" calcext:value-type="float">
            <text:p>3492189.49875998</text:p>
          </table:table-cell>
          <table:table-cell table:style-name="ce2" office:value-type="float" office:value="3496117.18453502" calcext:value-type="float">
            <text:p>3496117.18453502</text:p>
          </table:table-cell>
          <table:table-cell table:style-name="ce2" office:value-type="float" office:value="6985417.29643996" calcext:value-type="float">
            <text:p>6985417.29643996</text:p>
          </table:table-cell>
          <table:table-cell table:style-name="ce2" office:value-type="float" office:value="6993936.25192629" calcext:value-type="float">
            <text:p>6993936.25192629</text:p>
          </table:table-cell>
          <table:table-cell table:style-name="ce5" office:value-type="float" office:value="13968155.4611999" calcext:value-type="float">
            <text:p>1.40E+007</text:p>
          </table:table-cell>
          <table:table-cell table:style-name="ce5" office:value-type="float" office:value="13985930.8113726" calcext:value-type="float">
            <text:p>1.40E+007</text:p>
          </table:table-cell>
          <table:table-cell table:style-name="ce5" office:value-type="float" office:value="27925174.4401399" calcext:value-type="float">
            <text:p>2.79E+007</text:p>
          </table:table-cell>
          <table:table-cell table:style-name="ce5" office:value-type="float" office:value="27952379.8284548" calcext:value-type="float">
            <text:p>2.80E+007</text:p>
          </table:table-cell>
          <table:table-cell table:style-name="ce5" office:value-type="float" office:value="55762168.6004799" calcext:value-type="float">
            <text:p>5.58E+007</text:p>
          </table:table-cell>
          <table:table-cell table:style-name="ce5" office:value-type="float" office:value="55912206.0214863" calcext:value-type="float">
            <text:p>5.59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dge Energy</text:p>
          </table:table-cell>
          <table:table-cell table:number-columns-repeated="2" table:style-name="ce2" office:value-type="float" office:value="834332.999999999" calcext:value-type="float">
            <text:p>834332.999999999</text:p>
          </table:table-cell>
          <table:table-cell table:number-columns-repeated="2" table:style-name="ce2" office:value-type="float" office:value="1668666" calcext:value-type="float">
            <text:p>1668666</text:p>
          </table:table-cell>
          <table:table-cell table:number-columns-repeated="2" table:style-name="ce2" office:value-type="float" office:value="3337331.99999999" calcext:value-type="float">
            <text:p>3337331.99999999</text:p>
          </table:table-cell>
          <table:table-cell table:number-columns-repeated="2" table:style-name="ce2" office:value-type="float" office:value="6674663.99999999" calcext:value-type="float">
            <text:p>6674663.99999999</text:p>
          </table:table-cell>
          <table:table-cell table:number-columns-repeated="2" table:style-name="ce5" office:value-type="float" office:value="13349328" calcext:value-type="float">
            <text:p>1.33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ecution Time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2363" calcext:value-type="float">
            <text:p>2363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3296" calcext:value-type="float">
            <text:p>3296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4323" calcext:value-type="float">
            <text:p>4323</text:p>
          </table:table-cell>
          <table:table-cell table:style-name="ce2" office:value-type="float" office:value="7189" calcext:value-type="float">
            <text:p>7189</text:p>
          </table:table-cell>
          <table:table-cell table:style-name="ce2" office:value-type="float" office:value="9840" calcext:value-type="float">
            <text:p>9840</text:p>
          </table:table-cell>
          <table:table-cell table:style-name="ce2" office:value-type="float" office:value="16074" calcext:value-type="float">
            <text:p>1607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LOBAL_GAME_STATE</text:p>
          </table:table-cell>
          <table:table-cell table:style-name="ce2" office:value-type="float" office:value="0.0707111974242629" calcext:value-type="float">
            <text:p>0.0707111974</text:p>
          </table:table-cell>
          <table:table-cell table:style-name="ce2" office:value-type="float" office:value="0.0560000000004948" calcext:value-type="float">
            <text:p>0.056</text:p>
          </table:table-cell>
          <table:table-cell table:style-name="ce2" office:value-type="float" office:value="0.0488702928700075" calcext:value-type="float">
            <text:p>0.0488702929</text:p>
          </table:table-cell>
          <table:table-cell table:style-name="ce2" office:value-type="float" office:value="0.0560000000004948" calcext:value-type="float">
            <text:p>0.056</text:p>
          </table:table-cell>
          <table:table-cell table:style-name="ce2" office:value-type="float" office:value="0.0133749999988596" calcext:value-type="float">
            <text:p>0.013375</text:p>
          </table:table-cell>
          <table:table-cell table:style-name="ce2" office:value-type="float" office:value="0.0560000000004948" calcext:value-type="float">
            <text:p>0.056</text:p>
          </table:table-cell>
          <table:table-cell table:style-name="ce2" office:value-type="float" office:value="0.0175225124411825" calcext:value-type="float">
            <text:p>0.0175225124</text:p>
          </table:table-cell>
          <table:table-cell table:style-name="ce2" office:value-type="float" office:value="0.0508085978047918" calcext:value-type="float">
            <text:p>0.0508085978</text:p>
          </table:table-cell>
          <table:table-cell table:style-name="ce2" office:value-type="float" office:value="0.017759219286806" calcext:value-type="float">
            <text:p>0.0177592193</text:p>
          </table:table-cell>
          <table:table-cell table:style-name="ce2" office:value-type="float" office:value="5.35000000121282" calcext:value-type="float">
            <text:p>5.35000000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ASSIFICATION</text:p>
          </table:table-cell>
          <table:table-cell table:style-name="ce2" office:value-type="float" office:value="0.142933619055093" calcext:value-type="float">
            <text:p>0.1429336191</text:p>
          </table:table-cell>
          <table:table-cell table:style-name="ce2" office:value-type="float" office:value="1.79019057589647" calcext:value-type="float">
            <text:p>1.7901905759</text:p>
          </table:table-cell>
          <table:table-cell table:style-name="ce2" office:value-type="float" office:value="0.128000005046821" calcext:value-type="float">
            <text:p>0.128000005</text:p>
          </table:table-cell>
          <table:table-cell table:style-name="ce2" office:value-type="float" office:value="3.93042400042219" calcext:value-type="float">
            <text:p>3.9304240004</text:p>
          </table:table-cell>
          <table:table-cell table:style-name="ce2" office:value-type="float" office:value="0.15406023941295" calcext:value-type="float">
            <text:p>0.1540602394</text:p>
          </table:table-cell>
          <table:table-cell table:style-name="ce2" office:value-type="float" office:value="2.50472997039849" calcext:value-type="float">
            <text:p>2.5047299704</text:p>
          </table:table-cell>
          <table:table-cell table:style-name="ce2" office:value-type="float" office:value="0.15597096062443" calcext:value-type="float">
            <text:p>0.1559709606</text:p>
          </table:table-cell>
          <table:table-cell table:style-name="ce2" office:value-type="float" office:value="0.28094020666781" calcext:value-type="float">
            <text:p>0.2809402067</text:p>
          </table:table-cell>
          <table:table-cell table:style-name="ce2" office:value-type="float" office:value="0.155507812605159" calcext:value-type="float">
            <text:p>0.1555078126</text:p>
          </table:table-cell>
          <table:table-cell table:style-name="ce2" office:value-type="float" office:value="0.693334911450849" calcext:value-type="float">
            <text:p>0.69333491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EG</text:p>
          </table:table-cell>
          <table:table-cell table:style-name="ce2" office:value-type="float" office:value="7.25018473384444" calcext:value-type="float">
            <text:p>7.2501847338</text:p>
          </table:table-cell>
          <table:table-cell table:style-name="ce2" office:value-type="float" office:value="5.50777018440251" calcext:value-type="float">
            <text:p>5.5077701844</text:p>
          </table:table-cell>
          <table:table-cell table:style-name="ce2" office:value-type="float" office:value="3.53363659953941" calcext:value-type="float">
            <text:p>3.5336365995</text:p>
          </table:table-cell>
          <table:table-cell table:style-name="ce2" office:value-type="float" office:value="5.77290981724834" calcext:value-type="float">
            <text:p>5.7729098172</text:p>
          </table:table-cell>
          <table:table-cell table:style-name="ce2" office:value-type="float" office:value="2.5894789161843" calcext:value-type="float">
            <text:p>2.5894789162</text:p>
          </table:table-cell>
          <table:table-cell table:style-name="ce2" office:value-type="float" office:value="3.93796964097216" calcext:value-type="float">
            <text:p>3.937969641</text:p>
          </table:table-cell>
          <table:table-cell table:style-name="ce2" office:value-type="float" office:value="2.13085107780816" calcext:value-type="float">
            <text:p>2.1308510778</text:p>
          </table:table-cell>
          <table:table-cell table:style-name="ce2" office:value-type="float" office:value="3.41992173946632" calcext:value-type="float">
            <text:p>3.4199217395</text:p>
          </table:table-cell>
          <table:table-cell table:style-name="ce2" office:value-type="float" office:value="2.10000046885143" calcext:value-type="float">
            <text:p>2.1000004689</text:p>
          </table:table-cell>
          <table:table-cell table:style-name="ce2" office:value-type="float" office:value="3.04843749617393" calcext:value-type="float">
            <text:p>3.04843749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AYER_GAME_STATE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0.189285714286603" calcext:value-type="float">
            <text:p>0.1892857143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2.14471058956653" calcext:value-type="float">
            <text:p>2.1447105896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2.14999384859912" calcext:value-type="float">
            <text:p>2.1499938486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1.79999999788779" calcext:value-type="float">
            <text:p>1.7999999979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2.8999999999869" calcext:value-type="float">
            <text:p>2.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_SENSOR</text:p>
          </table:table-cell>
          <table:table-cell table:style-name="ce2" office:value-type="float" office:value="9.84875483948833" calcext:value-type="float">
            <text:p>9.8487548395</text:p>
          </table:table-cell>
          <table:table-cell table:style-name="ce2" office:value-type="float" office:value="0.178439085489839" calcext:value-type="float">
            <text:p>0.1784390855</text:p>
          </table:table-cell>
          <table:table-cell table:style-name="ce2" office:value-type="float" office:value="9.19411912742959" calcext:value-type="float">
            <text:p>9.1941191274</text:p>
          </table:table-cell>
          <table:table-cell table:style-name="ce2" office:value-type="float" office:value="0.186047400482296" calcext:value-type="float">
            <text:p>0.1860474005</text:p>
          </table:table-cell>
          <table:table-cell table:style-name="ce2" office:value-type="float" office:value="9.76718163961779" calcext:value-type="float">
            <text:p>9.7671816396</text:p>
          </table:table-cell>
          <table:table-cell table:style-name="ce2" office:value-type="float" office:value="0.164778374931869" calcext:value-type="float">
            <text:p>0.1647783749</text:p>
          </table:table-cell>
          <table:table-cell table:style-name="ce2" office:value-type="float" office:value="10.0957687377918" calcext:value-type="float">
            <text:p>10.0957687378</text:p>
          </table:table-cell>
          <table:table-cell table:style-name="ce2" office:value-type="float" office:value="0.178207173620942" calcext:value-type="float">
            <text:p>0.1782071736</text:p>
          </table:table-cell>
          <table:table-cell table:style-name="ce2" office:value-type="float" office:value="9.86445316076243" calcext:value-type="float">
            <text:p>9.8644531608</text:p>
          </table:table-cell>
          <table:table-cell table:style-name="ce2" office:value-type="float" office:value="0.233212277064619" calcext:value-type="float">
            <text:p>0.233212277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twork Usage</text:p>
          </table:table-cell>
          <table:table-cell table:style-name="ce2" office:value-type="float" office:value="5305.2" calcext:value-type="float">
            <text:p>5305.2</text:p>
          </table:table-cell>
          <table:table-cell table:style-name="ce2" office:value-type="float" office:value="39955.4" calcext:value-type="float">
            <text:p>39955.4</text:p>
          </table:table-cell>
          <table:table-cell table:style-name="ce2" office:value-type="float" office:value="9620.4" calcext:value-type="float">
            <text:p>9620.4</text:p>
          </table:table-cell>
          <table:table-cell table:style-name="ce2" office:value-type="float" office:value="83232.4" calcext:value-type="float">
            <text:p>83232.4</text:p>
          </table:table-cell>
          <table:table-cell table:style-name="ce2" office:value-type="float" office:value="18250.8" calcext:value-type="float">
            <text:p>18250.8</text:p>
          </table:table-cell>
          <table:table-cell table:style-name="ce2" office:value-type="float" office:value="182496.9" calcext:value-type="float">
            <text:p>182496.9</text:p>
          </table:table-cell>
          <table:table-cell table:style-name="ce2" office:value-type="float" office:value="35511.6" calcext:value-type="float">
            <text:p>35511.6</text:p>
          </table:table-cell>
          <table:table-cell table:style-name="ce2" office:value-type="float" office:value="412879.3" calcext:value-type="float">
            <text:p>412879.3</text:p>
          </table:table-cell>
          <table:table-cell table:style-name="ce2" office:value-type="float" office:value="70033.2" calcext:value-type="float">
            <text:p>70033.2</text:p>
          </table:table-cell>
          <table:table-cell table:style-name="ce2" office:value-type="float" office:value="705715.5" calcext:value-type="float">
            <text:p>705715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float" office:value="51568054" calcext:value-type="float">
            <text:p>51568054</text:p>
          </table:table-cell>
          <table:table-cell table:style-name="ce1" office:value-type="float" office:value="26499590" calcext:value-type="float">
            <text:p>26499590</text:p>
          </table:table-cell>
          <table:table-cell table:style-name="ce1" office:value-type="float" office:value="33809982" calcext:value-type="float">
            <text:p>33809982</text:p>
          </table:table-cell>
          <table:table-cell table:style-name="ce1" office:value-type="float" office:value="24171512" calcext:value-type="float">
            <text:p>24171512</text:p>
          </table:table-cell>
          <table:table-cell table:style-name="ce1" office:value-type="float" office:value="39898376" calcext:value-type="float">
            <text:p>39898376</text:p>
          </table:table-cell>
          <table:table-cell table:style-name="ce1" office:value-type="float" office:value="28467344" calcext:value-type="float">
            <text:p>28467344</text:p>
          </table:table-cell>
          <table:table-cell table:style-name="ce1" office:value-type="float" office:value="20715570" calcext:value-type="float">
            <text:p>20715570</text:p>
          </table:table-cell>
          <table:table-cell table:style-name="ce1" office:value-type="float" office:value="26309035" calcext:value-type="float">
            <text:p>26309035</text:p>
          </table:table-cell>
          <table:table-cell table:style-name="ce1" office:value-type="float" office:value="28890356" calcext:value-type="float">
            <text:p>28890356</text:p>
          </table:table-cell>
          <table:table-cell table:style-name="ce1" office:value-type="float" office:value="36288303" calcext:value-type="float">
            <text:p>362883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M ALL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1_4_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2_4_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4_4_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8_4_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16_4_5</text:p>
          </table:table-cell>
          <table:covered-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2" office:value-type="float" office:value="31.3287789953039" calcext:value-type="float">
            <text:p>31.3287789953</text:p>
          </table:table-cell>
          <table:table-cell table:style-name="ce2" office:value-type="float" office:value="225.157024055157" calcext:value-type="float">
            <text:p>225.1570240552</text:p>
          </table:table-cell>
          <table:table-cell table:style-name="ce2" office:value-type="float" office:value="31.5025036657381" calcext:value-type="float">
            <text:p>31.5025036657</text:p>
          </table:table-cell>
          <table:table-cell table:style-name="ce2" office:value-type="float" office:value="225.281648386786" calcext:value-type="float">
            <text:p>225.2816483868</text:p>
          </table:table-cell>
          <table:table-cell table:style-name="ce2" office:value-type="float" office:value="32.1264062389383" calcext:value-type="float">
            <text:p>32.1264062389</text:p>
          </table:table-cell>
          <table:table-cell table:style-name="ce2" office:value-type="float" office:value="225.561837766458" calcext:value-type="float">
            <text:p>225.5618377665</text:p>
          </table:table-cell>
          <table:table-cell table:style-name="ce2" office:value-type="float" office:value="31.5119245497953" calcext:value-type="float">
            <text:p>31.5119245498</text:p>
          </table:table-cell>
          <table:table-cell table:style-name="ce2" office:value-type="float" office:value="2950.67113654757" calcext:value-type="float">
            <text:p>2950.6711365476</text:p>
          </table:table-cell>
          <table:table-cell table:style-name="ce2" office:value-type="float" office:value="31.7167318795834" calcext:value-type="float">
            <text:p>31.7167318796</text:p>
          </table:table-cell>
          <table:table-cell table:style-name="ce2" office:value-type="float" office:value="4574.15898335966" calcext:value-type="float">
            <text:p>4574.158983359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C Energy</text:p>
          </table:table-cell>
          <table:table-cell table:style-name="ce5" office:value-type="float" office:value="13331756.3285714" calcext:value-type="float">
            <text:p>1.33E+007</text:p>
          </table:table-cell>
          <table:table-cell table:style-name="ce5" office:value-type="float" office:value="13704092.5377153" calcext:value-type="float">
            <text:p>1.37E+007</text:p>
          </table:table-cell>
          <table:table-cell table:style-name="ce5" office:value-type="float" office:value="13339332.4285714" calcext:value-type="float">
            <text:p>1.33E+007</text:p>
          </table:table-cell>
          <table:table-cell table:style-name="ce5" office:value-type="float" office:value="14125171.7468608" calcext:value-type="float">
            <text:p>1.41E+007</text:p>
          </table:table-cell>
          <table:table-cell table:style-name="ce5" office:value-type="float" office:value="13354484.6285714" calcext:value-type="float">
            <text:p>1.34E+007</text:p>
          </table:table-cell>
          <table:table-cell table:style-name="ce5" office:value-type="float" office:value="14688488.2383644" calcext:value-type="float">
            <text:p>1.47E+007</text:p>
          </table:table-cell>
          <table:table-cell table:style-name="ce5" office:value-type="float" office:value="13384789.0285714" calcext:value-type="float">
            <text:p>1.34E+007</text:p>
          </table:table-cell>
          <table:table-cell table:style-name="ce5" office:value-type="float" office:value="15478106.8143263" calcext:value-type="float">
            <text:p>1.55E+007</text:p>
          </table:table-cell>
          <table:table-cell table:style-name="ce5" office:value-type="float" office:value="13445397.8285714" calcext:value-type="float">
            <text:p>1.34E+007</text:p>
          </table:table-cell>
          <table:table-cell table:style-name="ce5" office:value-type="float" office:value="16449614.1904885" calcext:value-type="float">
            <text:p>1.64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bile Energy</text:p>
          </table:table-cell>
          <table:table-cell table:style-name="ce2" office:value-type="float" office:value="3497868.22852001" calcext:value-type="float">
            <text:p>3497868.22852001</text:p>
          </table:table-cell>
          <table:table-cell table:style-name="ce2" office:value-type="float" office:value="3498272.06530253" calcext:value-type="float">
            <text:p>3498272.06530253</text:p>
          </table:table-cell>
          <table:table-cell table:style-name="ce2" office:value-type="float" office:value="6995529.80304003" calcext:value-type="float">
            <text:p>6995529.80304003</text:p>
          </table:table-cell>
          <table:table-cell table:style-name="ce2" office:value-type="float" office:value="6995539.19790751" calcext:value-type="float">
            <text:p>6995539.19790751</text:p>
          </table:table-cell>
          <table:table-cell table:style-name="ce5" office:value-type="float" office:value="13992315.67556" calcext:value-type="float">
            <text:p>1.40E+007</text:p>
          </table:table-cell>
          <table:table-cell table:style-name="ce5" office:value-type="float" office:value="13983132.9557152" calcext:value-type="float">
            <text:p>1.40E+007</text:p>
          </table:table-cell>
          <table:table-cell table:style-name="ce5" office:value-type="float" office:value="27981056.86808" calcext:value-type="float">
            <text:p>2.80E+007</text:p>
          </table:table-cell>
          <table:table-cell table:style-name="ce5" office:value-type="float" office:value="27968582.6015335" calcext:value-type="float">
            <text:p>2.80E+007</text:p>
          </table:table-cell>
          <table:table-cell table:style-name="ce5" office:value-type="float" office:value="55961194.5737801" calcext:value-type="float">
            <text:p>5.60E+007</text:p>
          </table:table-cell>
          <table:table-cell table:style-name="ce5" office:value-type="float" office:value="55610827.9767348" calcext:value-type="float">
            <text:p>5.56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dge Energy</text:p>
          </table:table-cell>
          <table:table-cell table:style-name="ce2" office:value-type="float" office:value="1073136.08731501" calcext:value-type="float">
            <text:p>1073136.08731501</text:p>
          </table:table-cell>
          <table:table-cell table:style-name="ce2" office:value-type="float" office:value="834332.999999999" calcext:value-type="float">
            <text:p>834332.999999999</text:p>
          </table:table-cell>
          <table:table-cell table:style-name="ce2" office:value-type="float" office:value="2146293.68976003" calcext:value-type="float">
            <text:p>2146293.68976003</text:p>
          </table:table-cell>
          <table:table-cell table:style-name="ce2" office:value-type="float" office:value="1668666" calcext:value-type="float">
            <text:p>1668666</text:p>
          </table:table-cell>
          <table:table-cell table:style-name="ce2" office:value-type="float" office:value="4292642.36263006" calcext:value-type="float">
            <text:p>4292642.36263006</text:p>
          </table:table-cell>
          <table:table-cell table:style-name="ce2" office:value-type="float" office:value="3337331.99999999" calcext:value-type="float">
            <text:p>3337331.99999999</text:p>
          </table:table-cell>
          <table:table-cell table:style-name="ce2" office:value-type="float" office:value="8584550.1509105" calcext:value-type="float">
            <text:p>8584550.1509105</text:p>
          </table:table-cell>
          <table:table-cell table:style-name="ce2" office:value-type="float" office:value="6674663.99999999" calcext:value-type="float">
            <text:p>6674663.99999999</text:p>
          </table:table-cell>
          <table:table-cell table:style-name="ce5" office:value-type="float" office:value="17169503.7822256" calcext:value-type="float">
            <text:p>1.72E+007</text:p>
          </table:table-cell>
          <table:table-cell table:style-name="ce5" office:value-type="float" office:value="13349328" calcext:value-type="float">
            <text:p>1.33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ecution Time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3158" calcext:value-type="float">
            <text:p>3158</text:p>
          </table:table-cell>
          <table:table-cell table:style-name="ce2" office:value-type="float" office:value="3595" calcext:value-type="float">
            <text:p>3595</text:p>
          </table:table-cell>
          <table:table-cell table:style-name="ce2" office:value-type="float" office:value="5894" calcext:value-type="float">
            <text:p>5894</text:p>
          </table:table-cell>
          <table:table-cell table:style-name="ce2" office:value-type="float" office:value="6432" calcext:value-type="float">
            <text:p>6432</text:p>
          </table:table-cell>
          <table:table-cell table:style-name="ce2" office:value-type="float" office:value="12252" calcext:value-type="float">
            <text:p>12252</text:p>
          </table:table-cell>
          <table:table-cell table:style-name="ce2" office:value-type="float" office:value="13757" calcext:value-type="float">
            <text:p>13757</text:p>
          </table:table-cell>
          <table:table-cell table:style-name="ce2" office:value-type="float" office:value="25814" calcext:value-type="float">
            <text:p>258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LOBAL_GAME_STATE</text:p>
          </table:table-cell>
          <table:table-cell table:style-name="ce2" office:value-type="float" office:value="0.326208361869743" calcext:value-type="float">
            <text:p>0.3262083619</text:p>
          </table:table-cell>
          <table:table-cell table:style-name="ce2" office:value-type="float" office:value="0.339002200558774" calcext:value-type="float">
            <text:p>0.3390022006</text:p>
          </table:table-cell>
          <table:table-cell table:style-name="ce2" office:value-type="float" office:value="0.219538501653677" calcext:value-type="float">
            <text:p>0.2195385017</text:p>
          </table:table-cell>
          <table:table-cell table:style-name="ce2" office:value-type="float" office:value="0.217688743259894" calcext:value-type="float">
            <text:p>0.2176887433</text:p>
          </table:table-cell>
          <table:table-cell table:style-name="ce2" office:value-type="float" office:value="0.198795951047721" calcext:value-type="float">
            <text:p>0.198795951</text:p>
          </table:table-cell>
          <table:table-cell table:style-name="ce2" office:value-type="float" office:value="0.196646746653338" calcext:value-type="float">
            <text:p>0.1966467467</text:p>
          </table:table-cell>
          <table:table-cell table:style-name="ce2" office:value-type="float" office:value="0.104849658014439" calcext:value-type="float">
            <text:p>0.104849658</text:p>
          </table:table-cell>
          <table:table-cell table:style-name="ce2" office:value-type="float" office:value="0.0559063400825094" calcext:value-type="float">
            <text:p>0.0559063401</text:p>
          </table:table-cell>
          <table:table-cell table:style-name="ce2" office:value-type="float" office:value="0.0490000695598477" calcext:value-type="float">
            <text:p>0.0490000696</text:p>
          </table:table-cell>
          <table:table-cell table:style-name="ce2" office:value-type="float" office:value="0.054981076346573" calcext:value-type="float">
            <text:p>0.05498107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ASSIFICATION</text:p>
          </table:table-cell>
          <table:table-cell table:style-name="ce2" office:value-type="float" office:value="0.294415012072582" calcext:value-type="float">
            <text:p>0.2944150121</text:p>
          </table:table-cell>
          <table:table-cell table:style-name="ce2" office:value-type="float" office:value="0.53617017779129" calcext:value-type="float">
            <text:p>0.5361701778</text:p>
          </table:table-cell>
          <table:table-cell table:style-name="ce2" office:value-type="float" office:value="0.21733701424953" calcext:value-type="float">
            <text:p>0.2173370142</text:p>
          </table:table-cell>
          <table:table-cell table:style-name="ce2" office:value-type="float" office:value="0.414610678132431" calcext:value-type="float">
            <text:p>0.4146106781</text:p>
          </table:table-cell>
          <table:table-cell table:style-name="ce2" office:value-type="float" office:value="0.134689097292536" calcext:value-type="float">
            <text:p>0.1346890973</text:p>
          </table:table-cell>
          <table:table-cell table:style-name="ce2" office:value-type="float" office:value="0.134905224320627" calcext:value-type="float">
            <text:p>0.1349052243</text:p>
          </table:table-cell>
          <table:table-cell table:style-name="ce2" office:value-type="float" office:value="0.131479151831272" calcext:value-type="float">
            <text:p>0.1314791518</text:p>
          </table:table-cell>
          <table:table-cell table:style-name="ce2" office:value-type="float" office:value="0.130071984234413" calcext:value-type="float">
            <text:p>0.1300719842</text:p>
          </table:table-cell>
          <table:table-cell table:style-name="ce2" office:value-type="float" office:value="0.128000859600855" calcext:value-type="float">
            <text:p>0.1280008596</text:p>
          </table:table-cell>
          <table:table-cell table:style-name="ce2" office:value-type="float" office:value="0.305080964248201" calcext:value-type="float">
            <text:p>0.305080964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EG</text:p>
          </table:table-cell>
          <table:table-cell table:style-name="ce2" office:value-type="float" office:value="3.35582066238307" calcext:value-type="float">
            <text:p>3.3558206624</text:p>
          </table:table-cell>
          <table:table-cell table:style-name="ce2" office:value-type="float" office:value="3.94426265654033" calcext:value-type="float">
            <text:p>3.9442626565</text:p>
          </table:table-cell>
          <table:table-cell table:style-name="ce2" office:value-type="float" office:value="4.99855802746803" calcext:value-type="float">
            <text:p>4.9985580275</text:p>
          </table:table-cell>
          <table:table-cell table:style-name="ce2" office:value-type="float" office:value="5.06590979927397" calcext:value-type="float">
            <text:p>5.0659097993</text:p>
          </table:table-cell>
          <table:table-cell table:style-name="ce2" office:value-type="float" office:value="5.09234992450449" calcext:value-type="float">
            <text:p>5.0923499245</text:p>
          </table:table-cell>
          <table:table-cell table:style-name="ce2" office:value-type="float" office:value="5.09639327732475" calcext:value-type="float">
            <text:p>5.0963932773</text:p>
          </table:table-cell>
          <table:table-cell table:style-name="ce2" office:value-type="float" office:value="4.08899113359093" calcext:value-type="float">
            <text:p>4.0889911336</text:p>
          </table:table-cell>
          <table:table-cell table:style-name="ce2" office:value-type="float" office:value="4.04999997057566" calcext:value-type="float">
            <text:p>4.0499999706</text:p>
          </table:table-cell>
          <table:table-cell table:style-name="ce2" office:value-type="float" office:value="4.06399999966368" calcext:value-type="float">
            <text:p>4.0639999997</text:p>
          </table:table-cell>
          <table:table-cell table:style-name="ce2" office:value-type="float" office:value="5.10062271058432" calcext:value-type="float">
            <text:p>5.100622710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AYER_GAME_STATE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0.189326228418059" calcext:value-type="float">
            <text:p>0.1893262284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2.1558923199634" calcext:value-type="float">
            <text:p>2.15589232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2.11873049782916" calcext:value-type="float">
            <text:p>2.1187304978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2.15000000025939" calcext:value-type="float">
            <text:p>2.1500000003</text:p>
          </table:table-cell>
          <table:table-cell table:style-name="ce2" office:value-type="float" office:value="0.0482142857138873" calcext:value-type="float">
            <text:p>0.0482142857</text:p>
          </table:table-cell>
          <table:table-cell table:style-name="ce2" office:value-type="float" office:value="2.90000000034161" calcext:value-type="float">
            <text:p>2.90000000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_SENSOR</text:p>
          </table:table-cell>
          <table:table-cell table:style-name="ce2" office:value-type="float" office:value="13.9426921204069" calcext:value-type="float">
            <text:p>13.9426921204</text:p>
          </table:table-cell>
          <table:table-cell table:style-name="ce2" office:value-type="float" office:value="0.178774225042471" calcext:value-type="float">
            <text:p>0.178774225</text:p>
          </table:table-cell>
          <table:table-cell table:style-name="ce2" office:value-type="float" office:value="10.4616289633159" calcext:value-type="float">
            <text:p>10.4616289633</text:p>
          </table:table-cell>
          <table:table-cell table:style-name="ce2" office:value-type="float" office:value="0.196178279590186" calcext:value-type="float">
            <text:p>0.1961782796</text:p>
          </table:table-cell>
          <table:table-cell table:style-name="ce2" office:value-type="float" office:value="11.1790262179581" calcext:value-type="float">
            <text:p>11.179026218</text:p>
          </table:table-cell>
          <table:table-cell table:style-name="ce2" office:value-type="float" office:value="0.350301259968422" calcext:value-type="float">
            <text:p>0.35030126</text:p>
          </table:table-cell>
          <table:table-cell table:style-name="ce2" office:value-type="float" office:value="15.0062952170709" calcext:value-type="float">
            <text:p>15.0062952171</text:p>
          </table:table-cell>
          <table:table-cell table:style-name="ce2" office:value-type="float" office:value="0.340623454150855" calcext:value-type="float">
            <text:p>0.3406234542</text:p>
          </table:table-cell>
          <table:table-cell table:style-name="ce2" office:value-type="float" office:value="15.2362873378024" calcext:value-type="float">
            <text:p>15.2362873378</text:p>
          </table:table-cell>
          <table:table-cell table:style-name="ce2" office:value-type="float" office:value="1.24941257377938" calcext:value-type="float">
            <text:p>1.249412573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twork Usage</text:p>
          </table:table-cell>
          <table:table-cell table:style-name="ce2" office:value-type="float" office:value="8742.6" calcext:value-type="float">
            <text:p>8742.6</text:p>
          </table:table-cell>
          <table:table-cell table:style-name="ce2" office:value-type="float" office:value="77545.3" calcext:value-type="float">
            <text:p>77545.3</text:p>
          </table:table-cell>
          <table:table-cell table:style-name="ce2" office:value-type="float" office:value="16493.3" calcext:value-type="float">
            <text:p>16493.3</text:p>
          </table:table-cell>
          <table:table-cell table:style-name="ce2" office:value-type="float" office:value="162091" calcext:value-type="float">
            <text:p>162091</text:p>
          </table:table-cell>
          <table:table-cell table:style-name="ce2" office:value-type="float" office:value="32082.8" calcext:value-type="float">
            <text:p>32082.8</text:p>
          </table:table-cell>
          <table:table-cell table:style-name="ce2" office:value-type="float" office:value="356837.3" calcext:value-type="float">
            <text:p>356837.3</text:p>
          </table:table-cell>
          <table:table-cell table:style-name="ce2" office:value-type="float" office:value="62995.1" calcext:value-type="float">
            <text:p>62995.1</text:p>
          </table:table-cell>
          <table:table-cell table:style-name="ce2" office:value-type="float" office:value="694800.7" calcext:value-type="float">
            <text:p>694800.7</text:p>
          </table:table-cell>
          <table:table-cell table:style-name="ce2" office:value-type="float" office:value="125167.2" calcext:value-type="float">
            <text:p>125167.2</text:p>
          </table:table-cell>
          <table:table-cell table:style-name="ce2" office:value-type="float" office:value="1274879.9" calcext:value-type="float">
            <text:p>1274879.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float" office:value="24865623" calcext:value-type="float">
            <text:p>24865623</text:p>
          </table:table-cell>
          <table:table-cell table:style-name="ce1" office:value-type="float" office:value="25641077" calcext:value-type="float">
            <text:p>25641077</text:p>
          </table:table-cell>
          <table:table-cell table:style-name="ce1" office:value-type="float" office:value="27186743" calcext:value-type="float">
            <text:p>27186743</text:p>
          </table:table-cell>
          <table:table-cell table:style-name="ce1" office:value-type="float" office:value="39481269" calcext:value-type="float">
            <text:p>39481269</text:p>
          </table:table-cell>
          <table:table-cell table:style-name="ce1" office:value-type="float" office:value="27497033" calcext:value-type="float">
            <text:p>27497033</text:p>
          </table:table-cell>
          <table:table-cell table:style-name="ce1" office:value-type="float" office:value="25474837" calcext:value-type="float">
            <text:p>25474837</text:p>
          </table:table-cell>
          <table:table-cell table:style-name="ce1" office:value-type="float" office:value="26086532" calcext:value-type="float">
            <text:p>26086532</text:p>
          </table:table-cell>
          <table:table-cell table:style-name="ce1" office:value-type="float" office:value="23913863" calcext:value-type="float">
            <text:p>23913863</text:p>
          </table:table-cell>
          <table:table-cell table:style-name="ce1" office:value-type="float" office:value="25262439" calcext:value-type="float">
            <text:p>25262439</text:p>
          </table:table-cell>
          <table:table-cell table:style-name="ce1" office:value-type="float" office:value="32495848" calcext:value-type="float">
            <text:p>3249584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M ALL</text:p>
          </table:table-cell>
          <table:table-cell table:style-name="ce1" table:number-columns-repeated="10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m" table:style-name="ta2">
        <office:forms form:automatic-focus="false" form:apply-design-mode="false"/>
        <table:shapes>
          <draw:frame draw:z-index="0" draw:style-name="gr1" draw:text-style-name="P1" svg:width="15.999cm" svg:height="8.999cm" svg:x="6.241cm" svg:y="4.482cm">
            <draw:object draw:notify-on-update-of-ranges="ram.A1:ram.A1 ram.A2:ram.A6 ram.B1:ram.B1 ram.B2:ram.B6 ram.C1:ram.C1 ram.C2:ram.C6 ram.D1:ram.D1 ram.D2:ram.D6 ram.E1:ram.E1 ram.E2:ram.E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Physical Infrastructure Configurations</text:p>
          </table:table-cell>
          <table:table-cell table:style-name="ce1" office:value-type="string" calcext:value-type="string">
            <text:p>Headset A – Fog</text:p>
          </table:table-cell>
          <table:table-cell table:style-name="ce1" office:value-type="string" calcext:value-type="string">
            <text:p>Headset B – Fog</text:p>
          </table:table-cell>
          <table:table-cell table:style-name="ce1" office:value-type="string" calcext:value-type="string">
            <text:p>Headset A – Cloud</text:p>
          </table:table-cell>
          <table:table-cell table:style-name="ce1" office:value-type="string" calcext:value-type="string">
            <text:p>Headset B – Clou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fig 1</text:p>
          </table:table-cell>
          <table:table-cell table:style-name="ce1" office:value-type="float" office:value="32.409982" calcext:value-type="float">
            <text:p>32.409982</text:p>
          </table:table-cell>
          <table:table-cell table:style-name="ce1" office:value-type="float" office:value="24.865623" calcext:value-type="float">
            <text:p>24.865623</text:p>
          </table:table-cell>
          <table:table-cell table:style-name="ce1" office:value-type="float" office:value="26.49959" calcext:value-type="float">
            <text:p>26.49959</text:p>
          </table:table-cell>
          <table:table-cell table:style-name="ce1" office:value-type="float" office:value="25.641077" calcext:value-type="float">
            <text:p>25.6410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fig 2</text:p>
          </table:table-cell>
          <table:table-cell table:style-name="ce1" office:value-type="float" office:value="33.809982" calcext:value-type="float">
            <text:p>33.809982</text:p>
          </table:table-cell>
          <table:table-cell table:style-name="ce1" office:value-type="float" office:value="27.186743" calcext:value-type="float">
            <text:p>27.186743</text:p>
          </table:table-cell>
          <table:table-cell table:style-name="ce1" office:value-type="float" office:value="24.171512" calcext:value-type="float">
            <text:p>24.171512</text:p>
          </table:table-cell>
          <table:table-cell table:style-name="ce1" office:value-type="float" office:value="39.481269" calcext:value-type="float">
            <text:p>39.48126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fig 3</text:p>
          </table:table-cell>
          <table:table-cell table:style-name="ce1" office:value-type="float" office:value="39.898376" calcext:value-type="float">
            <text:p>39.898376</text:p>
          </table:table-cell>
          <table:table-cell table:style-name="ce1" office:value-type="float" office:value="27.497033" calcext:value-type="float">
            <text:p>27.497033</text:p>
          </table:table-cell>
          <table:table-cell table:style-name="ce1" office:value-type="float" office:value="28.467344" calcext:value-type="float">
            <text:p>28.467344</text:p>
          </table:table-cell>
          <table:table-cell table:style-name="ce1" office:value-type="float" office:value="25.474837" calcext:value-type="float">
            <text:p>25.47483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fig 4</text:p>
          </table:table-cell>
          <table:table-cell table:style-name="ce1" office:value-type="float" office:value="20.71557" calcext:value-type="float">
            <text:p>20.71557</text:p>
          </table:table-cell>
          <table:table-cell table:style-name="ce1" office:value-type="float" office:value="26.086532" calcext:value-type="float">
            <text:p>26.086532</text:p>
          </table:table-cell>
          <table:table-cell table:style-name="ce1" office:value-type="float" office:value="26.309035" calcext:value-type="float">
            <text:p>26.309035</text:p>
          </table:table-cell>
          <table:table-cell table:style-name="ce1" office:value-type="float" office:value="23.913863" calcext:value-type="float">
            <text:p>23.91386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fig 5</text:p>
          </table:table-cell>
          <table:table-cell table:style-name="ce1" office:value-type="float" office:value="28.890356" calcext:value-type="float">
            <text:p>28.890356</text:p>
          </table:table-cell>
          <table:table-cell table:style-name="ce1" office:value-type="float" office:value="25.262439" calcext:value-type="float">
            <text:p>25.262439</text:p>
          </table:table-cell>
          <table:table-cell table:style-name="ce1" office:value-type="float" office:value="36.288303" calcext:value-type="float">
            <text:p>36.288303</text:p>
          </table:table-cell>
          <table:table-cell table:style-name="ce1" office:value-type="float" office:value="32.495848" calcext:value-type="float">
            <text:p>32.495848</text:p>
          </table:table-cell>
          <table:table-cell table:number-columns-repeated="5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style-name="ce1"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" table:number-columns-repeated="10"/>
        </table:table-row>
      </table:table>
      <table:table table:name="nwUsage" table:style-name="ta3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Physical Infrastructure Configurations</text:p>
          </table:table-cell>
          <table:table-cell table:style-name="ce1" office:value-type="string" calcext:value-type="string">
            <text:p>Headset A – Fog</text:p>
          </table:table-cell>
          <table:table-cell table:style-name="ce1" office:value-type="string" calcext:value-type="string">
            <text:p>Headset B – Fog</text:p>
          </table:table-cell>
          <table:table-cell table:style-name="ce1" office:value-type="string" calcext:value-type="string">
            <text:p>Headset A – Cloud</text:p>
          </table:table-cell>
          <table:table-cell table:style-name="ce1" office:value-type="string" calcext:value-type="string">
            <text:p>Headset B – Clou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1</text:p>
          </table:table-cell>
          <table:table-cell table:style-name="ce2" office:value-type="float" office:value="5.3052" calcext:value-type="float">
            <text:p>5.3052</text:p>
          </table:table-cell>
          <table:table-cell table:style-name="ce2" office:value-type="float" office:value="8.7426" calcext:value-type="float">
            <text:p>8.7426</text:p>
          </table:table-cell>
          <table:table-cell table:style-name="ce2" office:value-type="float" office:value="39.9554" calcext:value-type="float">
            <text:p>39.9554</text:p>
          </table:table-cell>
          <table:table-cell table:style-name="ce2" office:value-type="float" office:value="77.5453" calcext:value-type="float">
            <text:p>77.54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2</text:p>
          </table:table-cell>
          <table:table-cell table:style-name="ce2" office:value-type="float" office:value="9.6204" calcext:value-type="float">
            <text:p>9.6204</text:p>
          </table:table-cell>
          <table:table-cell table:style-name="ce2" office:value-type="float" office:value="16.4933" calcext:value-type="float">
            <text:p>16.4933</text:p>
          </table:table-cell>
          <table:table-cell table:style-name="ce2" office:value-type="float" office:value="83.2324" calcext:value-type="float">
            <text:p>83.2324</text:p>
          </table:table-cell>
          <table:table-cell table:style-name="ce2" office:value-type="float" office:value="162.091" calcext:value-type="float">
            <text:p>162.0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3</text:p>
          </table:table-cell>
          <table:table-cell table:style-name="ce2" office:value-type="float" office:value="18.2508" calcext:value-type="float">
            <text:p>18.2508</text:p>
          </table:table-cell>
          <table:table-cell table:style-name="ce2" office:value-type="float" office:value="32.0828" calcext:value-type="float">
            <text:p>32.0828</text:p>
          </table:table-cell>
          <table:table-cell table:style-name="ce2" office:value-type="float" office:value="182.4969" calcext:value-type="float">
            <text:p>182.4969</text:p>
          </table:table-cell>
          <table:table-cell table:style-name="ce2" office:value-type="float" office:value="356.8373" calcext:value-type="float">
            <text:p>356.83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4</text:p>
          </table:table-cell>
          <table:table-cell table:style-name="ce2" office:value-type="float" office:value="35.5116" calcext:value-type="float">
            <text:p>35.5116</text:p>
          </table:table-cell>
          <table:table-cell table:style-name="ce2" office:value-type="float" office:value="62.9951" calcext:value-type="float">
            <text:p>62.9951</text:p>
          </table:table-cell>
          <table:table-cell table:style-name="ce2" office:value-type="float" office:value="412.8793" calcext:value-type="float">
            <text:p>412.8793</text:p>
          </table:table-cell>
          <table:table-cell table:style-name="ce2" office:value-type="float" office:value="694.8007" calcext:value-type="float">
            <text:p>694.8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5</text:p>
          </table:table-cell>
          <table:table-cell table:style-name="ce2" office:value-type="float" office:value="70.0332" calcext:value-type="float">
            <text:p>70.0332</text:p>
          </table:table-cell>
          <table:table-cell table:style-name="ce2" office:value-type="float" office:value="125.1672" calcext:value-type="float">
            <text:p>125.1672</text:p>
          </table:table-cell>
          <table:table-cell table:style-name="ce2" office:value-type="float" office:value="705.7155" calcext:value-type="float">
            <text:p>705.7155</text:p>
          </table:table-cell>
          <table:table-cell table:style-name="ce2" office:value-type="float" office:value="1274.8799" calcext:value-type="float">
            <text:p>1274.8799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formula="of:=[.B2]/1000" office:value-type="float" office:value="0.0053052" calcext:value-type="float">
            <text:p>0.0053052</text:p>
          </table:table-cell>
          <table:table-cell table:formula="of:=[.C2]/1000" office:value-type="float" office:value="0.0087426" calcext:value-type="float">
            <text:p>0.0087426</text:p>
          </table:table-cell>
          <table:table-cell table:formula="of:=[.D2]/1000" office:value-type="float" office:value="0.0399554" calcext:value-type="float">
            <text:p>0.0399554</text:p>
          </table:table-cell>
          <table:table-cell table:formula="of:=[.E2]/1000" office:value-type="float" office:value="0.0775453" calcext:value-type="float">
            <text:p>0.0775453</text:p>
          </table:table-cell>
          <table:table-cell table:number-columns-repeated="1019"/>
        </table:table-row>
        <table:table-row table:style-name="ro1">
          <table:table-cell/>
          <table:table-cell table:formula="of:=[.B3]/1000" office:value-type="float" office:value="0.0096204" calcext:value-type="float">
            <text:p>0.0096204</text:p>
          </table:table-cell>
          <table:table-cell table:formula="of:=[.C3]/1000" office:value-type="float" office:value="0.0164933" calcext:value-type="float">
            <text:p>0.0164933</text:p>
          </table:table-cell>
          <table:table-cell table:formula="of:=[.D3]/1000" office:value-type="float" office:value="0.0832324" calcext:value-type="float">
            <text:p>0.0832324</text:p>
          </table:table-cell>
          <table:table-cell table:formula="of:=[.E3]/1000" office:value-type="float" office:value="0.162091" calcext:value-type="float">
            <text:p>0.162091</text:p>
          </table:table-cell>
          <table:table-cell table:number-columns-repeated="1019"/>
        </table:table-row>
        <table:table-row table:style-name="ro1">
          <table:table-cell/>
          <table:table-cell table:formula="of:=[.B4]/1000" office:value-type="float" office:value="0.0182508" calcext:value-type="float">
            <text:p>0.0182508</text:p>
          </table:table-cell>
          <table:table-cell table:formula="of:=[.C4]/1000" office:value-type="float" office:value="0.0320828" calcext:value-type="float">
            <text:p>0.0320828</text:p>
          </table:table-cell>
          <table:table-cell table:formula="of:=[.D4]/1000" office:value-type="float" office:value="0.1824969" calcext:value-type="float">
            <text:p>0.1824969</text:p>
          </table:table-cell>
          <table:table-cell table:formula="of:=[.E4]/1000" office:value-type="float" office:value="0.3568373" calcext:value-type="float">
            <text:p>0.3568373</text:p>
          </table:table-cell>
          <table:table-cell table:number-columns-repeated="1019"/>
        </table:table-row>
        <table:table-row table:style-name="ro1">
          <table:table-cell/>
          <table:table-cell table:formula="of:=[.B5]/1000" office:value-type="float" office:value="0.0355116" calcext:value-type="float">
            <text:p>0.0355116</text:p>
          </table:table-cell>
          <table:table-cell table:formula="of:=[.C5]/1000" office:value-type="float" office:value="0.0629951" calcext:value-type="float">
            <text:p>0.0629951</text:p>
          </table:table-cell>
          <table:table-cell table:formula="of:=[.D5]/1000" office:value-type="float" office:value="0.4128793" calcext:value-type="float">
            <text:p>0.4128793</text:p>
          </table:table-cell>
          <table:table-cell table:formula="of:=[.E5]/1000" office:value-type="float" office:value="0.6948007" calcext:value-type="float">
            <text:p>0.6948007</text:p>
          </table:table-cell>
          <table:table-cell table:number-columns-repeated="1019"/>
        </table:table-row>
        <table:table-row table:style-name="ro1">
          <table:table-cell/>
          <table:table-cell table:formula="of:=[.B6]/1000" office:value-type="float" office:value="0.0700332" calcext:value-type="float">
            <text:p>0.0700332</text:p>
          </table:table-cell>
          <table:table-cell table:formula="of:=[.C6]/1000" office:value-type="float" office:value="0.1251672" calcext:value-type="float">
            <text:p>0.1251672</text:p>
          </table:table-cell>
          <table:table-cell table:formula="of:=[.D6]/1000" office:value-type="float" office:value="0.7057155" calcext:value-type="float">
            <text:p>0.7057155</text:p>
          </table:table-cell>
          <table:table-cell table:formula="of:=[.E6]/1000" office:value-type="float" office:value="1.2748799" calcext:value-type="float">
            <text:p>1.2748799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nwUsage.M40" table:end-x="0.337cm" table:end-y="0.088cm" draw:z-index="0" draw:style-name="gr2" draw:text-style-name="P2" svg:width="19.45cm" svg:height="9.002cm" svg:x="1.207cm" svg:y="0.117cm">
              <draw:object draw:notify-on-update-of-ranges="nwUsage.A2:nwUsage.A6 nwUsage.B1:nwUsage.B1 nwUsage.B2:nwUsage.B6 nwUsage.C1:nwUsage.C1 nwUsage.C2:nwUsage.C6 nwUsage.D1:nwUsage.D1 nwUsage.D2:nwUsage.D6 nwUsage.E1:nwUsage.E1 nwUsage.E2:nwUsage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ay" table:style-name="ta4">
        <office:forms form:automatic-focus="false" form:apply-design-mode="false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1" office:value-type="string" calcext:value-type="string">
            <text:p>Physical Infrastructure Configurations</text:p>
          </table:table-cell>
          <table:table-cell table:style-name="ce1" office:value-type="string" calcext:value-type="string">
            <text:p>Headset A – Fog</text:p>
          </table:table-cell>
          <table:table-cell table:style-name="ce1" office:value-type="string" calcext:value-type="string">
            <text:p>Headset B – Fog</text:p>
          </table:table-cell>
          <table:table-cell table:style-name="ce1" office:value-type="string" calcext:value-type="string">
            <text:p>Headset A – Cloud</text:p>
          </table:table-cell>
          <table:table-cell table:style-name="ce1" office:value-type="string" calcext:value-type="string">
            <text:p>Headset B – Clou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1</text:p>
          </table:table-cell>
          <table:table-cell table:style-name="ce2" office:value-type="float" office:value="24.2268464961069" calcext:value-type="float">
            <text:p>24.2268464961</text:p>
          </table:table-cell>
          <table:table-cell table:style-name="ce2" office:value-type="float" office:value="31.3287789953039" calcext:value-type="float">
            <text:p>31.3287789953</text:p>
          </table:table-cell>
          <table:table-cell table:style-name="ce2" office:value-type="float" office:value="230.894682656686" calcext:value-type="float">
            <text:p>230.8946826567</text:p>
          </table:table-cell>
          <table:table-cell table:style-name="ce2" office:value-type="float" office:value="225.157024055157" calcext:value-type="float">
            <text:p>225.15702405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2</text:p>
          </table:table-cell>
          <table:table-cell table:style-name="ce2" office:value-type="float" office:value="24.3720530503984" calcext:value-type="float">
            <text:p>24.3720530504</text:p>
          </table:table-cell>
          <table:table-cell table:style-name="ce2" office:value-type="float" office:value="31.5025036657381" calcext:value-type="float">
            <text:p>31.5025036657</text:p>
          </table:table-cell>
          <table:table-cell table:style-name="ce2" office:value-type="float" office:value="230.547148213792" calcext:value-type="float">
            <text:p>230.5471482138</text:p>
          </table:table-cell>
          <table:table-cell table:style-name="ce2" office:value-type="float" office:value="225.281648386786" calcext:value-type="float">
            <text:p>225.28164838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3</text:p>
          </table:table-cell>
          <table:table-cell table:style-name="ce2" office:value-type="float" office:value="24.1994448547382" calcext:value-type="float">
            <text:p>24.1994448547</text:p>
          </table:table-cell>
          <table:table-cell table:style-name="ce2" office:value-type="float" office:value="32.1264062389383" calcext:value-type="float">
            <text:p>32.1264062389</text:p>
          </table:table-cell>
          <table:table-cell table:style-name="ce2" office:value-type="float" office:value="230.599631847753" calcext:value-type="float">
            <text:p>230.5996318478</text:p>
          </table:table-cell>
          <table:table-cell table:style-name="ce2" office:value-type="float" office:value="225.561837766458" calcext:value-type="float">
            <text:p>225.56183776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4</text:p>
          </table:table-cell>
          <table:table-cell table:style-name="ce2" office:value-type="float" office:value="23.668924516495" calcext:value-type="float">
            <text:p>23.6689245165</text:p>
          </table:table-cell>
          <table:table-cell table:style-name="ce2" office:value-type="float" office:value="31.5119245497953" calcext:value-type="float">
            <text:p>31.5119245498</text:p>
          </table:table-cell>
          <table:table-cell table:style-name="ce2" office:value-type="float" office:value="905.613373775554" calcext:value-type="float">
            <text:p>905.6133737756</text:p>
          </table:table-cell>
          <table:table-cell table:style-name="ce2" office:value-type="float" office:value="2950.67113654757" calcext:value-type="float">
            <text:p>2950.67113654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fig 5</text:p>
          </table:table-cell>
          <table:table-cell table:style-name="ce2" office:value-type="float" office:value="21.9793126327174" calcext:value-type="float">
            <text:p>21.9793126327</text:p>
          </table:table-cell>
          <table:table-cell table:style-name="ce2" office:value-type="float" office:value="31.7167318795834" calcext:value-type="float">
            <text:p>31.7167318796</text:p>
          </table:table-cell>
          <table:table-cell table:style-name="ce2" office:value-type="float" office:value="4054.86828799421" calcext:value-type="float">
            <text:p>4054.8682879942</text:p>
          </table:table-cell>
          <table:table-cell table:style-name="ce2" office:value-type="float" office:value="4574.15898335966" calcext:value-type="float">
            <text:p>4574.1589833597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delay.J38" table:end-x="1.509cm" table:end-y="0.335cm" draw:z-index="0" draw:style-name="gr2" draw:text-style-name="P2" svg:width="15.997cm" svg:height="8.997cm" svg:x="1.04cm" svg:y="0.369cm">
              <draw:object draw:notify-on-update-of-ranges="delay.A2:delay.A6 delay.B1:delay.B1 delay.B2:delay.B6 delay.C1:delay.C1 delay.C2:delay.C6 delay.D1:delay.D1 delay.D2:delay.D6 delay.E1:delay.E1 delay.E2:delay.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rgy" table:style-name="ta5">
        <office:forms form:automatic-focus="false" form:apply-design-mode="false"/>
        <table:table-column table:style-name="co9" table:number-columns-repeated="2" table:default-cell-style-name="ce3"/>
        <table:table-column table:style-name="co2" table:number-columns-repeated="7" table:default-cell-style-name="ce3"/>
        <table:table-column table:style-name="co3" table:number-columns-repeated="1015" table:default-cell-style-name="ce3"/>
        <table:table-row table:style-name="ro1">
          <table:table-cell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1012"/>
        </table:table-row>
        <table:table-row table:style-name="ro1">
          <table:table-cell/>
          <table:table-cell table:style-name="ce1" table:number-columns-repeated="11"/>
          <table:table-cell table:number-columns-repeated="1012"/>
        </table:table-row>
        <table:table-row table:style-name="ro1">
          <table:table-cell/>
          <table:table-cell table:style-name="ce2" table:number-columns-repeated="2"/>
          <table:table-cell table:style-name="ce5"/>
          <table:table-cell table:style-name="ce5" office:value-type="string" calcext:value-type="string">
            <text:p>Headset A – Fog</text:p>
          </table:table-cell>
          <table:table-cell table:style-name="ce5" office:value-type="string" calcext:value-type="string">
            <text:p>Headset A – Cloud</text:p>
          </table:table-cell>
          <table:table-cell table:style-name="ce5" office:value-type="string" calcext:value-type="string">
            <text:p>Headset B – Fog</text:p>
          </table:table-cell>
          <table:table-cell table:style-name="ce5" office:value-type="string" calcext:value-type="string">
            <text:p>Headset B – Cloud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table:style-name="ce2" office:value-type="string" calcext:value-type="string">
            <text:p>DC Energy</text:p>
          </table:table-cell>
          <table:table-cell table:style-name="ce5" office:value-type="float" office:value="13355148.2285714" calcext:value-type="float">
            <text:p>1.34E+007</text:p>
          </table:table-cell>
          <table:table-cell table:style-name="ce5" office:value-type="float" office:value="14688111.9782867" calcext:value-type="float">
            <text:p>1.47E+007</text:p>
          </table:table-cell>
          <table:table-cell table:style-name="ce5" office:value-type="float" office:value="13354484.6285714" calcext:value-type="float">
            <text:p>1.34E+007</text:p>
          </table:table-cell>
          <table:table-cell table:style-name="ce5" office:value-type="float" office:value="14688488.2383644" calcext:value-type="float">
            <text:p>1.47E+007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/>
          <table:table-cell table:style-name="ce5" table:number-columns-repeated="2"/>
          <table:table-cell table:style-name="ce1" office:value-type="string" calcext:value-type="string">
            <text:p>Mobile Energy</text:p>
          </table:table-cell>
          <table:table-cell table:style-name="ce5" office:value-type="float" office:value="13968155.4611999" calcext:value-type="float">
            <text:p>1.40E+007</text:p>
          </table:table-cell>
          <table:table-cell table:style-name="ce5" office:value-type="float" office:value="13985930.8113726" calcext:value-type="float">
            <text:p>1.40E+007</text:p>
          </table:table-cell>
          <table:table-cell table:style-name="ce5" office:value-type="float" office:value="13992315.67556" calcext:value-type="float">
            <text:p>1.40E+007</text:p>
          </table:table-cell>
          <table:table-cell table:style-name="ce5" office:value-type="float" office:value="13983132.9557152" calcext:value-type="float">
            <text:p>1.40E+007</text:p>
          </table:table-cell>
          <table:table-cell table:style-name="ce2"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2" table:number-columns-repeated="2"/>
          <table:table-cell table:style-name="ce1" office:value-type="string" calcext:value-type="string">
            <text:p>Edge Energy</text:p>
          </table:table-cell>
          <table:table-cell table:number-columns-repeated="2" table:style-name="ce2" office:value-type="float" office:value="3337331.99999999" calcext:value-type="float">
            <text:p>3337331.99999999</text:p>
          </table:table-cell>
          <table:table-cell table:style-name="ce2" office:value-type="float" office:value="4292642.36263006" calcext:value-type="float">
            <text:p>4292642.36263006</text:p>
          </table:table-cell>
          <table:table-cell table:style-name="ce2" office:value-type="float" office:value="3337331.99999999" calcext:value-type="float">
            <text:p>3337331.99999999</text:p>
          </table:table-cell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energy.H40" table:end-x="0.96cm" table:end-y="0.229cm" draw:z-index="0" draw:style-name="gr2" draw:text-style-name="P2" svg:width="15.997cm" svg:height="8.997cm" svg:x="0.14cm" svg:y="0.263cm">
              <draw:object draw:notify-on-update-of-ranges="energy.E3:energy.H3 energy.D4:energy.D4 energy.E4:energy.H4 energy.D5:energy.D5 energy.E5:energy.H5 energy.D6:energy.D6 energy.E6:energy.H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nTime" table:style-name="ta2">
        <office:forms form:automatic-focus="false" form:apply-design-mode="false"/>
        <table:shapes>
          <draw:frame draw:z-index="0" draw:style-name="gr1" draw:text-style-name="P1" svg:width="15.999cm" svg:height="8.999cm" svg:x="10.182cm" svg:y="6.023cm">
            <draw:object draw:notify-on-update-of-ranges="execnTime.A1:execnTime.A1 execnTime.A2:execnTime.A6 execnTime.B1:execnTime.B1 execnTime.B2:execnTime.B6 execnTime.C1:execnTime.C1 execnTime.C2:execnTime.C6 execnTime.D1:execnTime.D1 execnTime.D2:execnTime.D6 execnTime.E1:execnTime.E1 execnTime.E2:execnTime.E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Physical Infrastructure Configurations</text:p>
          </table:table-cell>
          <table:table-cell table:style-name="ce1" office:value-type="string" calcext:value-type="string">
            <text:p>Headset A – Fog</text:p>
          </table:table-cell>
          <table:table-cell table:style-name="ce1" office:value-type="string" calcext:value-type="string">
            <text:p>Headset B – Fog</text:p>
          </table:table-cell>
          <table:table-cell table:style-name="ce1" office:value-type="string" calcext:value-type="string">
            <text:p>Headset A – Cloud</text:p>
          </table:table-cell>
          <table:table-cell table:style-name="ce1" office:value-type="string" calcext:value-type="string">
            <text:p>Headset B – Clou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nfig 1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2090" calcext:value-type="float">
            <text:p>209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nfig 2</text:p>
          </table:table-cell>
          <table:table-cell table:style-name="ce2" office:value-type="float" office:value="2363" calcext:value-type="float">
            <text:p>2363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3158" calcext:value-type="float">
            <text:p>31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nfig 3</text:p>
          </table:table-cell>
          <table:table-cell table:style-name="ce2" office:value-type="float" office:value="3296" calcext:value-type="float">
            <text:p>3296</text:p>
          </table:table-cell>
          <table:table-cell table:style-name="ce2" office:value-type="float" office:value="3595" calcext:value-type="float">
            <text:p>3595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5894" calcext:value-type="float">
            <text:p>58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nfig 4</text:p>
          </table:table-cell>
          <table:table-cell table:style-name="ce2" office:value-type="float" office:value="4323" calcext:value-type="float">
            <text:p>4323</text:p>
          </table:table-cell>
          <table:table-cell table:style-name="ce2" office:value-type="float" office:value="6432" calcext:value-type="float">
            <text:p>6432</text:p>
          </table:table-cell>
          <table:table-cell table:style-name="ce2" office:value-type="float" office:value="7189" calcext:value-type="float">
            <text:p>7189</text:p>
          </table:table-cell>
          <table:table-cell table:style-name="ce2" office:value-type="float" office:value="12252" calcext:value-type="float">
            <text:p>122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nfig 5</text:p>
          </table:table-cell>
          <table:table-cell table:style-name="ce2" office:value-type="float" office:value="9840" calcext:value-type="float">
            <text:p>9840</text:p>
          </table:table-cell>
          <table:table-cell table:style-name="ce2" office:value-type="float" office:value="13757" calcext:value-type="float">
            <text:p>13757</text:p>
          </table:table-cell>
          <table:table-cell table:style-name="ce2" office:value-type="float" office:value="16074" calcext:value-type="float">
            <text:p>16074</text:p>
          </table:table-cell>
          <table:table-cell table:style-name="ce2" office:value-type="float" office:value="25814" calcext:value-type="float">
            <text:p>25814</text:p>
          </table:table-cell>
          <table:table-cell table:number-columns-repeated="7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2"/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2363" calcext:value-type="float">
            <text:p>2363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3296" calcext:value-type="float">
            <text:p>3296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4323" calcext:value-type="float">
            <text:p>4323</text:p>
          </table:table-cell>
          <table:table-cell table:style-name="ce2" office:value-type="float" office:value="7189" calcext:value-type="float">
            <text:p>7189</text:p>
          </table:table-cell>
          <table:table-cell table:style-name="ce2" office:value-type="float" office:value="9840" calcext:value-type="float">
            <text:p>9840</text:p>
          </table:table-cell>
          <table:table-cell table:style-name="ce2" office:value-type="float" office:value="16074" calcext:value-type="float">
            <text:p>1607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float" office:value="3158" calcext:value-type="float">
            <text:p>3158</text:p>
          </table:table-cell>
          <table:table-cell table:style-name="ce2" office:value-type="float" office:value="3595" calcext:value-type="float">
            <text:p>3595</text:p>
          </table:table-cell>
          <table:table-cell table:style-name="ce2" office:value-type="float" office:value="5894" calcext:value-type="float">
            <text:p>5894</text:p>
          </table:table-cell>
          <table:table-cell table:style-name="ce2" office:value-type="float" office:value="6432" calcext:value-type="float">
            <text:p>6432</text:p>
          </table:table-cell>
          <table:table-cell table:style-name="ce2" office:value-type="float" office:value="12252" calcext:value-type="float">
            <text:p>12252</text:p>
          </table:table-cell>
          <table:table-cell table:style-name="ce2" office:value-type="float" office:value="13757" calcext:value-type="float">
            <text:p>13757</text:p>
          </table:table-cell>
          <table:table-cell table:style-name="ce2" office:value-type="float" office:value="25814" calcext:value-type="float">
            <text:p>25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_5f_data" style:display-name="PageStyle_raw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wUsage" style:display-name="PageStyle_nwUsag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lay" style:display-name="PageStyle_dela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ergy" style:display-name="PageStyle_energ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3:07:52</meta:creation-date>
    <dc:language>en-IN</dc:language>
    <meta:editing-cycles>1</meta:editing-cycles>
    <meta:editing-duration>P0D</meta:editing-duration>
    <meta:generator>LibreOffice/4.2.8.2$Linux_X86_64 LibreOffice_project/420m0$Build-2</meta:generator>
    <dc:date>2016-05-01T12:21:57.832410335</dc:date>
    <meta:document-statistic meta:table-count="6" meta:cell-count="47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2pt" fo:font-weight="bold" style:font-size-asian="12pt" style:font-weight-asian="bold" style:font-size-complex="12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9.451cm" svg:height="9.003cm" xlink:href=".." xlink:type="simple" chart:class="chart:bar" chart:style-name="ch1">
        <chart:title svg:x="6.712cm" svg:y="0.316cm" chart:style-name="ch2">
          <text:p>Average Network Usage</text:p>
        </chart:title>
        <chart:legend chart:legend-position="end" svg:x="15.812cm" svg:y="3.455cm" style:legend-expansion="high" chart:style-name="ch3"/>
        <chart:plot-area chart:style-name="ch4" table:cell-range-address="nwUsage.A1:nwUsage.E6" chart:data-source-has-labels="both" svg:x="6.867cm" svg:y="1.401cm" svg:width="8.556cm" svg:height="6.244cm">
          <chartooo:coordinate-region svg:x="7.859cm" svg:y="1.6cm" svg:width="7.564cm" svg:height="5.398cm"/>
          <chart:axis chart:dimension="x" chart:name="primary-x" chart:style-name="ch5" chartooo:axis-type="auto">
            <chartooo:date-scale/>
            <chart:title svg:x="7.656cm" svg:y="7.826cm" chart:style-name="ch6">
              <text:p>Physical Topology Configurations</text:p>
            </chart:title>
            <chart:categories table:cell-range-address="nwUsage.A2:nwUsage.A6"/>
          </chart:axis>
          <chart:axis chart:dimension="y" chart:name="primary-y" chart:style-name="ch7">
            <chart:title svg:x="0.451cm" svg:y="4.145cm" chart:style-name="ch6">
              <text:p>Network Usage (in KiloBytes)</text:p>
            </chart:title>
            <chart:grid chart:style-name="ch8" chart:class="major"/>
          </chart:axis>
          <chart:series chart:style-name="ch9" chart:values-cell-range-address="nwUsage.B2:nwUsage.B6" chart:label-cell-address="nwUsage.B1:nwUsage.B1" chart:class="chart:bar">
            <chart:data-point chart:repeated="5"/>
          </chart:series>
          <chart:series chart:style-name="ch10" chart:values-cell-range-address="nwUsage.C2:nwUsage.C6" chart:label-cell-address="nwUsage.C1:nwUsage.C1" chart:class="chart:bar">
            <chart:data-point chart:repeated="5"/>
          </chart:series>
          <chart:series chart:style-name="ch11" chart:values-cell-range-address="nwUsage.D2:nwUsage.D6" chart:label-cell-address="nwUsage.D1:nwUsage.D1" chart:class="chart:bar">
            <chart:data-point chart:repeated="5"/>
          </chart:series>
          <chart:series chart:style-name="ch12" chart:values-cell-range-address="nwUsage.E2:nwUsage.E6" chart:label-cell-address="nwUsage.E1:nwUsage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dset A – Fog</text:p>
                <draw:g>
                  <svg:desc>nwUsage.B1:nwUsage.B1</svg:desc>
                </draw:g>
              </table:table-cell>
              <table:table-cell office:value-type="string">
                <text:p>Headset B – Fog</text:p>
                <draw:g>
                  <svg:desc>nwUsage.C1:nwUsage.C1</svg:desc>
                </draw:g>
              </table:table-cell>
              <table:table-cell office:value-type="string">
                <text:p>Headset A – Cloud</text:p>
                <draw:g>
                  <svg:desc>nwUsage.D1:nwUsage.D1</svg:desc>
                </draw:g>
              </table:table-cell>
              <table:table-cell office:value-type="string">
                <text:p>Headset B – Cloud</text:p>
                <draw:g>
                  <svg:desc>nwUsage.E1:nwUsag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fig 1</text:p>
                <draw:g>
                  <svg:desc>nwUsage.A2:nwUsage.A6</svg:desc>
                </draw:g>
              </table:table-cell>
              <table:table-cell office:value-type="float" office:value="5.3052">
                <text:p>5.3052</text:p>
                <draw:g>
                  <svg:desc>nwUsage.B2:nwUsage.B6</svg:desc>
                </draw:g>
              </table:table-cell>
              <table:table-cell office:value-type="float" office:value="8.7426">
                <text:p>8.7426</text:p>
                <draw:g>
                  <svg:desc>nwUsage.C2:nwUsage.C6</svg:desc>
                </draw:g>
              </table:table-cell>
              <table:table-cell office:value-type="float" office:value="39.9554">
                <text:p>39.9554</text:p>
                <draw:g>
                  <svg:desc>nwUsage.D2:nwUsage.D6</svg:desc>
                </draw:g>
              </table:table-cell>
              <table:table-cell office:value-type="float" office:value="77.5453">
                <text:p>77.5453</text:p>
                <draw:g>
                  <svg:desc>nwUsage.E2:nwUsage.E6</svg:desc>
                </draw:g>
              </table:table-cell>
            </table:table-row>
            <table:table-row>
              <table:table-cell office:value-type="string">
                <text:p>Config 2</text:p>
              </table:table-cell>
              <table:table-cell office:value-type="float" office:value="9.6204">
                <text:p>9.6204</text:p>
              </table:table-cell>
              <table:table-cell office:value-type="float" office:value="16.4933">
                <text:p>16.4933</text:p>
              </table:table-cell>
              <table:table-cell office:value-type="float" office:value="83.2324">
                <text:p>83.2324</text:p>
              </table:table-cell>
              <table:table-cell office:value-type="float" office:value="162.091">
                <text:p>162.091</text:p>
              </table:table-cell>
            </table:table-row>
            <table:table-row>
              <table:table-cell office:value-type="string">
                <text:p>Config 3</text:p>
              </table:table-cell>
              <table:table-cell office:value-type="float" office:value="18.2508">
                <text:p>18.2508</text:p>
              </table:table-cell>
              <table:table-cell office:value-type="float" office:value="32.0828">
                <text:p>32.0828</text:p>
              </table:table-cell>
              <table:table-cell office:value-type="float" office:value="182.4969">
                <text:p>182.4969</text:p>
              </table:table-cell>
              <table:table-cell office:value-type="float" office:value="356.8373">
                <text:p>356.8373</text:p>
              </table:table-cell>
            </table:table-row>
            <table:table-row>
              <table:table-cell office:value-type="string">
                <text:p>Config 4</text:p>
              </table:table-cell>
              <table:table-cell office:value-type="float" office:value="35.5116">
                <text:p>35.5116</text:p>
              </table:table-cell>
              <table:table-cell office:value-type="float" office:value="62.9951">
                <text:p>62.9951</text:p>
              </table:table-cell>
              <table:table-cell office:value-type="float" office:value="412.8793">
                <text:p>412.8793</text:p>
              </table:table-cell>
              <table:table-cell office:value-type="float" office:value="694.8007">
                <text:p>694.8007</text:p>
              </table:table-cell>
            </table:table-row>
            <table:table-row>
              <table:table-cell office:value-type="string">
                <text:p>Config 5</text:p>
              </table:table-cell>
              <table:table-cell office:value-type="float" office:value="70.0332">
                <text:p>70.0332</text:p>
              </table:table-cell>
              <table:table-cell office:value-type="float" office:value="125.1672">
                <text:p>125.1672</text:p>
              </table:table-cell>
              <table:table-cell office:value-type="float" office:value="705.7155">
                <text:p>705.7155</text:p>
              </table:table-cell>
              <table:table-cell office:value-type="float" office:value="1274.8799">
                <text:p>1274.8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bar" chart:style-name="ch1">
        <chart:legend chart:legend-position="end" svg:x="12.359cm" svg:y="3.453cm" style:legend-expansion="high" chart:style-name="ch2"/>
        <chart:plot-area chart:style-name="ch3" table:cell-range-address="delay.A1:delay.E6" chart:data-source-has-labels="both" svg:x="0.319cm" svg:y="0.179cm" svg:width="11.721cm" svg:height="8.64cm">
          <chartooo:coordinate-region svg:x="1.311cm" svg:y="0.378cm" svg:width="10.729cm" svg:height="7.794cm"/>
          <chart:axis chart:dimension="x" chart:name="primary-x" chart:style-name="ch4" chartooo:axis-type="auto">
            <chartooo:date-scale/>
            <chart:categories table:cell-range-address="delay.A2:delay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lay.B2:delay.B6" chart:label-cell-address="delay.B1:delay.B1" chart:class="chart:bar">
            <chart:data-point chart:repeated="5"/>
          </chart:series>
          <chart:series chart:style-name="ch8" chart:values-cell-range-address="delay.C2:delay.C6" chart:label-cell-address="delay.C1:delay.C1" chart:class="chart:bar">
            <chart:data-point chart:repeated="5"/>
          </chart:series>
          <chart:series chart:style-name="ch9" chart:values-cell-range-address="delay.D2:delay.D6" chart:label-cell-address="delay.D1:delay.D1" chart:class="chart:bar">
            <chart:data-point chart:repeated="5"/>
          </chart:series>
          <chart:series chart:style-name="ch10" chart:values-cell-range-address="delay.E2:delay.E6" chart:label-cell-address="delay.E1:delay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dset A – Fog</text:p>
                <draw:g>
                  <svg:desc>delay.B1:delay.B1</svg:desc>
                </draw:g>
              </table:table-cell>
              <table:table-cell office:value-type="string">
                <text:p>Headset B – Fog</text:p>
                <draw:g>
                  <svg:desc>delay.C1:delay.C1</svg:desc>
                </draw:g>
              </table:table-cell>
              <table:table-cell office:value-type="string">
                <text:p>Headset A – Cloud</text:p>
                <draw:g>
                  <svg:desc>delay.D1:delay.D1</svg:desc>
                </draw:g>
              </table:table-cell>
              <table:table-cell office:value-type="string">
                <text:p>Headset B – Cloud</text:p>
                <draw:g>
                  <svg:desc>delay.E1:dela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fig 1</text:p>
                <draw:g>
                  <svg:desc>delay.A2:delay.A6</svg:desc>
                </draw:g>
              </table:table-cell>
              <table:table-cell office:value-type="float" office:value="24.2268464961069">
                <text:p>24.2268464961069</text:p>
                <draw:g>
                  <svg:desc>delay.B2:delay.B6</svg:desc>
                </draw:g>
              </table:table-cell>
              <table:table-cell office:value-type="float" office:value="31.3287789953039">
                <text:p>31.3287789953039</text:p>
                <draw:g>
                  <svg:desc>delay.C2:delay.C6</svg:desc>
                </draw:g>
              </table:table-cell>
              <table:table-cell office:value-type="float" office:value="230.894682656686">
                <text:p>230.894682656686</text:p>
                <draw:g>
                  <svg:desc>delay.D2:delay.D6</svg:desc>
                </draw:g>
              </table:table-cell>
              <table:table-cell office:value-type="float" office:value="225.157024055157">
                <text:p>225.157024055157</text:p>
                <draw:g>
                  <svg:desc>delay.E2:delay.E6</svg:desc>
                </draw:g>
              </table:table-cell>
            </table:table-row>
            <table:table-row>
              <table:table-cell office:value-type="string">
                <text:p>Config 2</text:p>
              </table:table-cell>
              <table:table-cell office:value-type="float" office:value="24.3720530503984">
                <text:p>24.3720530503984</text:p>
              </table:table-cell>
              <table:table-cell office:value-type="float" office:value="31.5025036657381">
                <text:p>31.5025036657381</text:p>
              </table:table-cell>
              <table:table-cell office:value-type="float" office:value="230.547148213792">
                <text:p>230.547148213792</text:p>
              </table:table-cell>
              <table:table-cell office:value-type="float" office:value="225.281648386786">
                <text:p>225.281648386786</text:p>
              </table:table-cell>
            </table:table-row>
            <table:table-row>
              <table:table-cell office:value-type="string">
                <text:p>Config 3</text:p>
              </table:table-cell>
              <table:table-cell office:value-type="float" office:value="24.1994448547382">
                <text:p>24.1994448547382</text:p>
              </table:table-cell>
              <table:table-cell office:value-type="float" office:value="32.1264062389383">
                <text:p>32.1264062389383</text:p>
              </table:table-cell>
              <table:table-cell office:value-type="float" office:value="230.599631847753">
                <text:p>230.599631847753</text:p>
              </table:table-cell>
              <table:table-cell office:value-type="float" office:value="225.561837766458">
                <text:p>225.561837766458</text:p>
              </table:table-cell>
            </table:table-row>
            <table:table-row>
              <table:table-cell office:value-type="string">
                <text:p>Config 4</text:p>
              </table:table-cell>
              <table:table-cell office:value-type="float" office:value="23.668924516495">
                <text:p>23.668924516495</text:p>
              </table:table-cell>
              <table:table-cell office:value-type="float" office:value="31.5119245497953">
                <text:p>31.5119245497953</text:p>
              </table:table-cell>
              <table:table-cell office:value-type="float" office:value="905.613373775554">
                <text:p>905.613373775554</text:p>
              </table:table-cell>
              <table:table-cell office:value-type="float" office:value="2950.67113654757">
                <text:p>2950.67113654757</text:p>
              </table:table-cell>
            </table:table-row>
            <table:table-row>
              <table:table-cell office:value-type="string">
                <text:p>Config 5</text:p>
              </table:table-cell>
              <table:table-cell office:value-type="float" office:value="21.9793126327174">
                <text:p>21.9793126327174</text:p>
              </table:table-cell>
              <table:table-cell office:value-type="float" office:value="31.7167318795834">
                <text:p>31.7167318795834</text:p>
              </table:table-cell>
              <table:table-cell office:value-type="float" office:value="4054.86828799421">
                <text:p>4054.86828799421</text:p>
              </table:table-cell>
              <table:table-cell office:value-type="float" office:value="4574.15898335966">
                <text:p>4574.15898335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6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bar" chart:style-name="ch1">
        <chart:legend chart:legend-position="end" svg:x="13.047cm" svg:y="3.702cm" style:legend-expansion="high" chart:style-name="ch2"/>
        <chart:plot-area chart:style-name="ch3" table:cell-range-address="energy.D3:energy.H6" chart:data-source-has-labels="both" svg:x="0.319cm" svg:y="0.179cm" svg:width="12.409cm" svg:height="8.64cm">
          <chartooo:coordinate-region svg:x="2.237cm" svg:y="0.378cm" svg:width="10.491cm" svg:height="5.871cm"/>
          <chart:axis chart:dimension="x" chart:name="primary-x" chart:style-name="ch4" chartooo:axis-type="auto">
            <chartooo:date-scale/>
            <chart:categories table:cell-range-address="energy.E3:energy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ergy.E4:energy.H4" chart:label-cell-address="energy.D4:energy.D4" chart:class="chart:bar">
            <chart:data-point chart:repeated="4"/>
          </chart:series>
          <chart:series chart:style-name="ch8" chart:values-cell-range-address="energy.E5:energy.H5" chart:label-cell-address="energy.D5:energy.D5" chart:class="chart:bar">
            <chart:data-point chart:repeated="4"/>
          </chart:series>
          <chart:series chart:style-name="ch9" chart:values-cell-range-address="energy.E6:energy.H6" chart:label-cell-address="energy.D6:energy.D6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dset A – Fog</text:p>
                <draw:g>
                  <svg:desc>energy.E3:energy.H3</svg:desc>
                </draw:g>
              </table:table-cell>
              <table:table-cell office:value-type="string">
                <text:p>Headset A – Cloud</text:p>
              </table:table-cell>
              <table:table-cell office:value-type="string">
                <text:p>Headset B – Fog</text:p>
              </table:table-cell>
              <table:table-cell office:value-type="string">
                <text:p>Headset B – Cloud</text:p>
              </table:table-cell>
            </table:table-row>
          </table:table-header-rows>
          <table:table-rows>
            <table:table-row>
              <table:table-cell office:value-type="string">
                <text:p>DC Energy</text:p>
                <draw:g>
                  <svg:desc>energy.D4:energy.D4</svg:desc>
                </draw:g>
              </table:table-cell>
              <table:table-cell office:value-type="float" office:value="13355148.2285714">
                <text:p>13355148.2285714</text:p>
                <draw:g>
                  <svg:desc>energy.E4:energy.H4</svg:desc>
                </draw:g>
              </table:table-cell>
              <table:table-cell office:value-type="float" office:value="14688111.9782867">
                <text:p>14688111.9782867</text:p>
              </table:table-cell>
              <table:table-cell office:value-type="float" office:value="13354484.6285714">
                <text:p>13354484.6285714</text:p>
              </table:table-cell>
              <table:table-cell office:value-type="float" office:value="14688488.2383644">
                <text:p>14688488.2383644</text:p>
              </table:table-cell>
            </table:table-row>
            <table:table-row>
              <table:table-cell office:value-type="string">
                <text:p>Mobile Energy</text:p>
                <draw:g>
                  <svg:desc>energy.D5:energy.D5</svg:desc>
                </draw:g>
              </table:table-cell>
              <table:table-cell office:value-type="float" office:value="13968155.4611999">
                <text:p>13968155.4611999</text:p>
                <draw:g>
                  <svg:desc>energy.E5:energy.H5</svg:desc>
                </draw:g>
              </table:table-cell>
              <table:table-cell office:value-type="float" office:value="13985930.8113726">
                <text:p>13985930.8113726</text:p>
              </table:table-cell>
              <table:table-cell office:value-type="float" office:value="13992315.67556">
                <text:p>13992315.67556</text:p>
              </table:table-cell>
              <table:table-cell office:value-type="float" office:value="13983132.9557152">
                <text:p>13983132.9557152</text:p>
              </table:table-cell>
            </table:table-row>
            <table:table-row>
              <table:table-cell office:value-type="string">
                <text:p>Edge Energy</text:p>
                <draw:g>
                  <svg:desc>energy.D6:energy.D6</svg:desc>
                </draw:g>
              </table:table-cell>
              <table:table-cell office:value-type="float" office:value="3337331.99999999">
                <text:p>3337331.99999999</text:p>
                <draw:g>
                  <svg:desc>energy.E6:energy.H6</svg:desc>
                </draw:g>
              </table:table-cell>
              <table:table-cell office:value-type="float" office:value="3337331.99999999">
                <text:p>3337331.99999999</text:p>
              </table:table-cell>
              <table:table-cell office:value-type="float" office:value="4292642.36263006">
                <text:p>4292642.36263006</text:p>
              </table:table-cell>
              <table:table-cell office:value-type="float" office:value="3337331.99999999">
                <text:p>3337331.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chart-properties style:rotation-angle="0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_32__20_Dots_20_1_20_Dash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86cm" svg:y="0.077cm" chart:style-name="ch2">
          <text:p>Execution Time of Simulation</text:p>
        </chart:title>
        <chart:subtitle svg:x="4.893cm" svg:y="0.793cm" chart:style-name="ch3">
          <text:p>Versus size of physical topology</text:p>
        </chart:subtitle>
        <chart:legend svg:x="3.255cm" svg:y="2.021cm" style:legend-expansion="custom" chartooo:width="6.176cm" chartooo:height="2.516cm" style:legend-expansion-aspect-ratio="2.45468998410175" chart:style-name="ch4"/>
        <chart:plot-area chart:style-name="ch5" table:cell-range-address="execnTime.A1:execnTime.E6" chart:data-source-has-labels="both" svg:x="1.525cm" svg:y="1.469cm" svg:width="14.745cm" svg:height="6.921cm">
          <chartooo:coordinate-region svg:x="2.967cm" svg:y="1.721cm" svg:width="12.507cm" svg:height="5.916cm"/>
          <chart:axis chart:dimension="x" chart:name="primary-x" chart:style-name="ch6" chartooo:axis-type="auto">
            <chartooo:date-scale/>
            <chart:title svg:x="5.791cm" svg:y="8.243cm" chart:style-name="ch7">
              <text:p>Physical Topology Configuration</text:p>
            </chart:title>
            <chart:categories table:cell-range-address="execnTime.A2:execnTime.A6"/>
          </chart:axis>
          <chart:axis chart:dimension="y" chart:name="primary-y" chart:style-name="ch6">
            <chart:title svg:x="0.448cm" svg:y="8.035cm" chart:style-name="ch8">
              <text:p>Execution Time (in milliseconds)</text:p>
            </chart:title>
            <chart:grid chart:style-name="ch9" chart:class="major"/>
          </chart:axis>
          <chart:series chart:style-name="ch10" chart:values-cell-range-address="execnTime.B2:execnTime.B6" chart:label-cell-address="execnTime.B1:execnTime.B1" chart:class="chart:line">
            <chart:data-point chart:repeated="5"/>
          </chart:series>
          <chart:series chart:style-name="ch11" chart:values-cell-range-address="execnTime.C2:execnTime.C6" chart:label-cell-address="execnTime.C1:execnTime.C1" chart:class="chart:line">
            <chart:data-point chart:repeated="5"/>
          </chart:series>
          <chart:series chart:style-name="ch12" chart:values-cell-range-address="execnTime.D2:execnTime.D6" chart:label-cell-address="execnTime.D1:execnTime.D1" chart:class="chart:line">
            <chart:data-point chart:repeated="5"/>
          </chart:series>
          <chart:series chart:style-name="ch13" chart:values-cell-range-address="execnTime.E2:execnTime.E6" chart:label-cell-address="execnTime.E1:execnTime.E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dset A – Fog</text:p>
                <draw:g>
                  <svg:desc>execnTime.B1:execnTime.B1</svg:desc>
                </draw:g>
              </table:table-cell>
              <table:table-cell office:value-type="string">
                <text:p>Headset B – Fog</text:p>
                <draw:g>
                  <svg:desc>execnTime.C1:execnTime.C1</svg:desc>
                </draw:g>
              </table:table-cell>
              <table:table-cell office:value-type="string">
                <text:p>Headset A – Cloud</text:p>
                <draw:g>
                  <svg:desc>execnTime.D1:execnTime.D1</svg:desc>
                </draw:g>
              </table:table-cell>
              <table:table-cell office:value-type="string">
                <text:p>Headset B – Cloud</text:p>
                <draw:g>
                  <svg:desc>execnTime.E1:execnTim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fig 1</text:p>
                <draw:g>
                  <svg:desc>execnTime.A2:execnTime.A6</svg:desc>
                </draw:g>
              </table:table-cell>
              <table:table-cell office:value-type="float" office:value="1549">
                <text:p>1549</text:p>
                <draw:g>
                  <svg:desc>execnTime.B2:execnTime.B6</svg:desc>
                </draw:g>
              </table:table-cell>
              <table:table-cell office:value-type="float" office:value="1589">
                <text:p>1589</text:p>
                <draw:g>
                  <svg:desc>execnTime.C2:execnTime.C6</svg:desc>
                </draw:g>
              </table:table-cell>
              <table:table-cell office:value-type="float" office:value="1802">
                <text:p>1802</text:p>
                <draw:g>
                  <svg:desc>execnTime.D2:execnTime.D6</svg:desc>
                </draw:g>
              </table:table-cell>
              <table:table-cell office:value-type="float" office:value="2090">
                <text:p>2090</text:p>
                <draw:g>
                  <svg:desc>execnTime.E2:execnTime.E6</svg:desc>
                </draw:g>
              </table:table-cell>
            </table:table-row>
            <table:table-row>
              <table:table-cell office:value-type="string">
                <text:p>Config 2</text:p>
              </table:table-cell>
              <table:table-cell office:value-type="float" office:value="2363">
                <text:p>2363</text:p>
              </table:table-cell>
              <table:table-cell office:value-type="float" office:value="2101">
                <text:p>2101</text:p>
              </table:table-cell>
              <table:table-cell office:value-type="float" office:value="2174">
                <text:p>2174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Config 3</text:p>
              </table:table-cell>
              <table:table-cell office:value-type="float" office:value="3296">
                <text:p>3296</text:p>
              </table:table-cell>
              <table:table-cell office:value-type="float" office:value="3595">
                <text:p>3595</text:p>
              </table:table-cell>
              <table:table-cell office:value-type="float" office:value="3820">
                <text:p>3820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Config 4</text:p>
              </table:table-cell>
              <table:table-cell office:value-type="float" office:value="4323">
                <text:p>4323</text:p>
              </table:table-cell>
              <table:table-cell office:value-type="float" office:value="6432">
                <text:p>6432</text:p>
              </table:table-cell>
              <table:table-cell office:value-type="float" office:value="7189">
                <text:p>7189</text:p>
              </table:table-cell>
              <table:table-cell office:value-type="float" office:value="12252">
                <text:p>12252</text:p>
              </table:table-cell>
            </table:table-row>
            <table:table-row>
              <table:table-cell office:value-type="string">
                <text:p>Config 5</text:p>
              </table:table-cell>
              <table:table-cell office:value-type="float" office:value="9840">
                <text:p>9840</text:p>
              </table:table-cell>
              <table:table-cell office:value-type="float" office:value="13757">
                <text:p>13757</text:p>
              </table:table-cell>
              <table:table-cell office:value-type="float" office:value="16074">
                <text:p>16074</text:p>
              </table:table-cell>
              <table:table-cell office:value-type="float" office:value="25814">
                <text:p>258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chart-properties style:rotation-angle="0"/>
      <style:text-properties fo:font-size="13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hatch" draw:fill-color="#ff420e" draw:fill-hatch-name="Black_20_0_20_Degrees" draw:fill-hatch-solid="tru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hatch" draw:fill-color="#ffd320" draw:fill-hatch-name="Black_20_45_20_Degrees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hatch" draw:fill-color="#579d1c" draw:fill-hatch-name="Red_20_Crossed_20_0_20_Degrees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9cm" svg:y="0.217cm" chart:style-name="ch2">
          <text:p>RAM Consumed in Simulation</text:p>
        </chart:title>
        <chart:subtitle svg:x="5.788cm" svg:y="0.903cm" chart:style-name="ch3">
          <text:p>Maximum Heap Used</text:p>
        </chart:subtitle>
        <chart:legend svg:x="11.793cm" svg:y="3.083cm" style:legend-expansion="custom" chartooo:width="4.206cm" chartooo:height="2.516cm" style:legend-expansion-aspect-ratio="1.67170111287758" chart:style-name="ch4"/>
        <chart:plot-area chart:style-name="ch5" table:cell-range-address="ram.A1:ram.E6" chart:data-source-has-labels="both" svg:x="1.527cm" svg:y="1.455cm" svg:width="10.292cm" svg:height="6.184cm">
          <chartooo:coordinate-region svg:x="2.254cm" svg:y="1.708cm" svg:width="9.565cm" svg:height="5.178cm"/>
          <chart:axis chart:dimension="x" chart:name="primary-x" chart:style-name="ch6" chartooo:axis-type="auto">
            <chartooo:date-scale/>
            <chart:title svg:x="3.567cm" svg:y="7.82cm" chart:style-name="ch7">
              <text:p>Physical Topology Configuration</text:p>
            </chart:title>
            <chart:categories table:cell-range-address="ram.A2:ram.A6"/>
          </chart:axis>
          <chart:axis chart:dimension="y" chart:name="primary-y" chart:style-name="ch8">
            <chart:title svg:x="0.45cm" svg:y="7.163cm" chart:style-name="ch9">
              <text:p>Heap Used (in MegaBytes)</text:p>
            </chart:title>
            <chart:grid chart:style-name="ch10" chart:class="major"/>
          </chart:axis>
          <chart:series chart:style-name="ch11" chart:values-cell-range-address="ram.B2:ram.B6" chart:label-cell-address="ram.B1:ram.B1" chart:class="chart:bar">
            <chart:data-point chart:repeated="5"/>
          </chart:series>
          <chart:series chart:style-name="ch12" chart:values-cell-range-address="ram.C2:ram.C6" chart:label-cell-address="ram.C1:ram.C1" chart:class="chart:bar">
            <chart:data-point chart:repeated="5"/>
          </chart:series>
          <chart:series chart:style-name="ch13" chart:values-cell-range-address="ram.D2:ram.D6" chart:label-cell-address="ram.D1:ram.D1" chart:class="chart:bar">
            <chart:data-point chart:repeated="5"/>
          </chart:series>
          <chart:series chart:style-name="ch14" chart:values-cell-range-address="ram.E2:ram.E6" chart:label-cell-address="ram.E1:ram.E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dset A – Fog</text:p>
                <draw:g>
                  <svg:desc>ram.B1:ram.B1</svg:desc>
                </draw:g>
              </table:table-cell>
              <table:table-cell office:value-type="string">
                <text:p>Headset B – Fog</text:p>
                <draw:g>
                  <svg:desc>ram.C1:ram.C1</svg:desc>
                </draw:g>
              </table:table-cell>
              <table:table-cell office:value-type="string">
                <text:p>Headset A – Cloud</text:p>
                <draw:g>
                  <svg:desc>ram.D1:ram.D1</svg:desc>
                </draw:g>
              </table:table-cell>
              <table:table-cell office:value-type="string">
                <text:p>Headset B – Cloud</text:p>
                <draw:g>
                  <svg:desc>ram.E1:r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fig 1</text:p>
                <draw:g>
                  <svg:desc>ram.A2:ram.A6</svg:desc>
                </draw:g>
              </table:table-cell>
              <table:table-cell office:value-type="float" office:value="32.409982">
                <text:p>32.409982</text:p>
                <draw:g>
                  <svg:desc>ram.B2:ram.B6</svg:desc>
                </draw:g>
              </table:table-cell>
              <table:table-cell office:value-type="float" office:value="24.865623">
                <text:p>24.865623</text:p>
                <draw:g>
                  <svg:desc>ram.C2:ram.C6</svg:desc>
                </draw:g>
              </table:table-cell>
              <table:table-cell office:value-type="float" office:value="26.49959">
                <text:p>26.49959</text:p>
                <draw:g>
                  <svg:desc>ram.D2:ram.D6</svg:desc>
                </draw:g>
              </table:table-cell>
              <table:table-cell office:value-type="float" office:value="25.641077">
                <text:p>25.641077</text:p>
                <draw:g>
                  <svg:desc>ram.E2:ram.E6</svg:desc>
                </draw:g>
              </table:table-cell>
            </table:table-row>
            <table:table-row>
              <table:table-cell office:value-type="string">
                <text:p>Config 2</text:p>
              </table:table-cell>
              <table:table-cell office:value-type="float" office:value="33.809982">
                <text:p>33.809982</text:p>
              </table:table-cell>
              <table:table-cell office:value-type="float" office:value="27.186743">
                <text:p>27.186743</text:p>
              </table:table-cell>
              <table:table-cell office:value-type="float" office:value="24.171512">
                <text:p>24.171512</text:p>
              </table:table-cell>
              <table:table-cell office:value-type="float" office:value="39.481269">
                <text:p>39.481269</text:p>
              </table:table-cell>
            </table:table-row>
            <table:table-row>
              <table:table-cell office:value-type="string">
                <text:p>Config 3</text:p>
              </table:table-cell>
              <table:table-cell office:value-type="float" office:value="39.898376">
                <text:p>39.898376</text:p>
              </table:table-cell>
              <table:table-cell office:value-type="float" office:value="27.497033">
                <text:p>27.497033</text:p>
              </table:table-cell>
              <table:table-cell office:value-type="float" office:value="28.467344">
                <text:p>28.467344</text:p>
              </table:table-cell>
              <table:table-cell office:value-type="float" office:value="25.474837">
                <text:p>25.474837</text:p>
              </table:table-cell>
            </table:table-row>
            <table:table-row>
              <table:table-cell office:value-type="string">
                <text:p>Config 4</text:p>
              </table:table-cell>
              <table:table-cell office:value-type="float" office:value="20.71557">
                <text:p>20.71557</text:p>
              </table:table-cell>
              <table:table-cell office:value-type="float" office:value="26.086532">
                <text:p>26.086532</text:p>
              </table:table-cell>
              <table:table-cell office:value-type="float" office:value="26.309035">
                <text:p>26.309035</text:p>
              </table:table-cell>
              <table:table-cell office:value-type="float" office:value="23.913863">
                <text:p>23.913863</text:p>
              </table:table-cell>
            </table:table-row>
            <table:table-row>
              <table:table-cell office:value-type="string">
                <text:p>Config 5</text:p>
              </table:table-cell>
              <table:table-cell office:value-type="float" office:value="28.890356">
                <text:p>28.890356</text:p>
              </table:table-cell>
              <table:table-cell office:value-type="float" office:value="25.262439">
                <text:p>25.262439</text:p>
              </table:table-cell>
              <table:table-cell office:value-type="float" office:value="36.288303">
                <text:p>36.288303</text:p>
              </table:table-cell>
              <table:table-cell office:value-type="float" office:value="32.495848">
                <text:p>32.4958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</office:styles>
</office:document-styles>
</file>